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36/settings.xml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37/settings.xml"/>
  <manifest:file-entry manifest:media-type="text/xml" manifest:full-path="Object 37/content.xml"/>
  <manifest:file-entry manifest:media-type="application/vnd.oasis.opendocument.formula" manifest:version="1.2" manifest:full-path="Object 37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38/settings.xml"/>
  <manifest:file-entry manifest:media-type="text/xml" manifest:full-path="Object 38/content.xml"/>
  <manifest:file-entry manifest:media-type="application/vnd.oasis.opendocument.formula" manifest:version="1.2" manifest:full-path="Object 38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application/rdf+xml" manifest:full-path="manifest.rdf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text/xml" manifest:full-path="Object 40/settings.xml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41/settings.xml"/>
  <manifest:file-entry manifest:media-type="text/xml" manifest:full-path="Object 41/content.xml"/>
  <manifest:file-entry manifest:media-type="application/vnd.oasis.opendocument.formula" manifest:version="1.2" manifest:full-path="Object 4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43/settings.xml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styles.xml"/>
  <manifest:file-entry manifest:media-type="text/xml" manifest:full-path="Object 45/settings.xml"/>
  <manifest:file-entry manifest:media-type="text/xml" manifest:full-path="Object 45/content.xml"/>
  <manifest:file-entry manifest:media-type="application/vnd.oasis.opendocument.formula" manifest:version="1.2" manifest:full-path="Object 45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46/settings.xml"/>
  <manifest:file-entry manifest:media-type="text/xml" manifest:full-path="Object 46/content.xml"/>
  <manifest:file-entry manifest:media-type="application/vnd.oasis.opendocument.formula" manifest:version="1.2" manifest:full-path="Object 46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47/settings.xml"/>
  <manifest:file-entry manifest:media-type="text/xml" manifest:full-path="Object 47/content.xml"/>
  <manifest:file-entry manifest:media-type="application/vnd.oasis.opendocument.formula" manifest:version="1.2" manifest:full-path="Object 47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Object 48/settings.xml"/>
  <manifest:file-entry manifest:media-type="text/xml" manifest:full-path="Object 48/content.xml"/>
  <manifest:file-entry manifest:media-type="application/vnd.oasis.opendocument.formula" manifest:version="1.2" manifest:full-path="Object 48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application/binary" manifest:full-path="layout-cache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settings.xml"/>
  <manifest:file-entry manifest:media-type="text/xml" manifest:full-path="Object 28/content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application/x-openoffice-gdimetafile;windows_formatname=&quot;GDIMetaFile&quot;" manifest:full-path="ObjectReplacements/Object 36"/>
  <manifest:file-entry manifest:media-type="" manifest:full-path="ObjectReplacements/Object 11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Object 10"/>
  <manifest:file-entry manifest:media-type="application/x-openoffice-gdimetafile;windows_formatname=&quot;GDIMetaFile&quot;" manifest:full-path="ObjectReplacements/Object 35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content.xml"/>
  <manifest:file-entry manifest:media-type="text/xml" manifest:full-path="settings.xml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text/xml" manifest:full-path="Object 52/settings.xml"/>
  <manifest:file-entry manifest:media-type="text/xml" manifest:full-path="Object 52/content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text/xml" manifest:full-path="Object 34/settings.xml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35/settings.xml"/>
  <manifest:file-entry manifest:media-type="text/xml" manifest:full-path="Object 35/content.xml"/>
  <manifest:file-entry manifest:media-type="application/vnd.oasis.opendocument.formula" manifest:version="1.2" manifest:full-path="Object 3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text-position="sub 58%"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Équilibre des efforts extérieurs</text:p>
      <text:p text:style-name="Standard"><draw:frame draw:style-name="fr1" draw:name="Objet14" text:anchor-type="as-char" svg:y="-0.834cm" svg:width="3.233cm" svg:height="1.517cm" draw:z-index="10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Opérateurs de projection et de raideur/souplesse :</text:p>
      <text:p text:style-name="Standard">Dans toute base orthonormée intrinsèque (contenant la normale au point considéré, comme 1er vecteur par exemple) de matrice de passage P :</text:p>
      <text:p text:style-name="Standard"><draw:frame draw:style-name="fr1" draw:name="Objet37" text:anchor-type="as-char" svg:y="-3.567cm" svg:width="12.578cm" svg:height="6.981cm" draw:z-index="11"><draw:object xlink:href="./Object 37" xlink:type="simple" xlink:show="embed" xlink:actuate="onLoad"/><draw:image xlink:href="./ObjectReplacements/Object 37" xlink:type="simple" xlink:show="embed" xlink:actuate="onLoad"/><svg:desc>formule</svg:desc></draw:frame></text:p>
      <text:p text:style-name="Standard"/>
      <text:p text:style-name="Standard">Directions de recherche</text:p>
      <text:p text:style-name="Standard"><text:tab/>- en raideur</text:p>
      <text:p text:style-name="Standard"><draw:frame draw:style-name="fr1" draw:name="Objet1" text:anchor-type="as-char" svg:y="-1.413cm" svg:width="5.509cm" svg:height="2.6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tab/>- en souplesse :</text:p>
      <text:p text:style-name="Standard"><draw:frame draw:style-name="fr1" draw:name="Objet2" text:anchor-type="as-char" svg:y="-1.413cm" svg:width="5.526cm" svg:height="2.67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P1">Interface parfaite</text:p>
      <text:p text:style-name="Standard">Continuité des déplacements : </text:p>
      <text:p text:style-name="Standard"><draw:frame draw:style-name="fr1" draw:name="Objet3" text:anchor-type="as-char" svg:y="-0.834cm" svg:width="3.956cm" svg:height="1.5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La dérivée de <draw:frame draw:style-name="fr1" draw:name="Objet9" text:anchor-type="as-char" svg:y="-0.386cm" svg:width="0.926cm" svg:height="0.508cm" draw:z-index="12"><draw:object xlink:href="./Object 9" xlink:type="simple" xlink:show="embed" xlink:actuate="onLoad"/><draw:image xlink:href="./ObjectReplacements/Object 9" xlink:type="simple" xlink:show="embed" xlink:actuate="onLoad"/></draw:frame>peut s'écrire : </text:p>
      <text:p text:style-name="Standard"><draw:frame draw:style-name="fr1" draw:name="Objet5" text:anchor-type="as-char" svg:y="-0.834cm" svg:width="3.956cm" svg:height="1.517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L'addition de <draw:frame draw:style-name="fr1" draw:name="Objet10" text:anchor-type="as-char" svg:y="-0.386cm" svg:width="1.039cm" svg:height="0.508cm" draw:z-index="17"><draw:object xlink:href="./Object 10" xlink:type="simple" xlink:show="embed" xlink:actuate="onLoad"/><draw:image xlink:href="./ObjectReplacements/Object 10" xlink:type="simple" xlink:show="embed" xlink:actuate="onLoad"/></draw:frame> et <draw:frame draw:style-name="fr1" draw:name="Objet11" text:anchor-type="as-char" svg:y="-0.386cm" svg:width="1.051cm" svg:height="0.508cm" draw:z-index="19"><draw:object xlink:href="./Object 11" xlink:type="simple" xlink:show="embed" xlink:actuate="onLoad"/><draw:image xlink:href="./ObjectReplacements/Object 11" xlink:type="simple" xlink:show="embed" xlink:actuate="onLoad"/></draw:frame>donne :</text:p>
      <text:p text:style-name="Standard"><text:soft-page-break/><draw:frame draw:style-name="fr1" draw:name="Objet6" text:anchor-type="as-char" svg:y="-1.413cm" svg:width="9.917cm" svg:height="2.676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En y incluant<draw:frame draw:style-name="fr1" draw:name="Objet7" text:anchor-type="as-char" svg:y="-0.386cm" svg:width="0.827cm" svg:height="0.508cm" draw:z-index="5"><draw:object xlink:href="./Object 7" xlink:type="simple" xlink:show="embed" xlink:actuate="onLoad"/><draw:image xlink:href="./ObjectReplacements/Object 7" xlink:type="simple" xlink:show="embed" xlink:actuate="onLoad"/></draw:frame> et <draw:frame draw:style-name="fr1" draw:name="Objet8" text:anchor-type="as-char" svg:y="-0.386cm" svg:width="0.926cm" svg:height="0.508cm" draw:z-index="6"><draw:object xlink:href="./Object 8" xlink:type="simple" xlink:show="embed" xlink:actuate="onLoad"/><draw:image xlink:href="./ObjectReplacements/Object 8" xlink:type="simple" xlink:show="embed" xlink:actuate="onLoad"/></draw:frame> :</text:p>
      <text:p text:style-name="Standard"><draw:frame draw:style-name="fr1" draw:name="Objet12" text:anchor-type="as-char" svg:y="-1.993cm" svg:width="12.192cm" svg:height="3.838cm" draw:z-index="14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On peut alors calculer :</text:p>
      <text:p text:style-name="Standard"><draw:frame draw:style-name="fr1" draw:name="Objet13" text:anchor-type="as-char" svg:y="-2.545cm" svg:width="12.192cm" svg:height="4.941cm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Remarque :</text:p>
      <text:p text:style-name="Standard"><draw:frame draw:style-name="fr1" draw:name="Objet44" text:anchor-type="as-char" svg:y="-1.201cm" svg:width="8.908cm" svg:height="2.282cm" draw:z-index="33"><draw:object xlink:href="./Object 44" xlink:type="simple" xlink:show="embed" xlink:actuate="onLoad"/><draw:image xlink:href="./ObjectReplacements/Object 44" xlink:type="simple" xlink:show="embed" xlink:actuate="onLoad"/></draw:frame></text:p>
      <text:p text:style-name="Standard"/>
      <text:p text:style-name="Standard"/>
      <text:p text:style-name="P1">Interface élastique</text:p>
      <text:p text:style-name="Standard">Continuité des déplacements : </text:p>
      <text:p text:style-name="Standard"><draw:frame draw:style-name="fr1" draw:name="Objet15" text:anchor-type="as-char" svg:y="-0.834cm" svg:width="5.239cm" svg:height="1.52cm" draw:z-index="16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Standard">Élasticité de l'interface :</text:p>
      <text:p text:style-name="Standard"><draw:frame draw:style-name="fr1" draw:name="Objet4" text:anchor-type="as-char" svg:y="-0.834cm" svg:width="3.724cm" svg:height="1.517cm" draw:z-index="18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En combinant (K) et (F), on obtient :</text:p>
      <text:p text:style-name="Standard"><draw:frame draw:style-name="fr1" draw:name="Objet17" text:anchor-type="as-char" svg:y="-1.349cm" svg:width="2.759cm" svg:height="2.549cm" draw:z-index="21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Et la dérivée de <draw:frame draw:style-name="fr1" draw:name="Objet19" text:anchor-type="as-char" svg:y="-0.386cm" svg:width="0.926cm" svg:height="0.508cm" draw:z-index="44"><draw:object xlink:href="./Object 19" xlink:type="simple" xlink:show="embed" xlink:actuate="onLoad"/><draw:image xlink:href="./ObjectReplacements/Object 19" xlink:type="simple" xlink:show="embed" xlink:actuate="onLoad"/></draw:frame>vaut : </text:p>
      <text:p text:style-name="Standard"><text:soft-page-break/><draw:frame draw:style-name="fr1" draw:name="Objet18" text:anchor-type="as-char" svg:y="-0.834cm" svg:width="5.239cm" svg:height="1.52cm" draw:z-index="20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Standard"/>
      <text:p text:style-name="Standard">Soustraction de (H2) par (H1) :</text:p>
      <text:p text:style-name="Standard"><draw:frame draw:style-name="fr1" draw:name="Objet16" text:anchor-type="as-char" svg:y="-0.861cm" svg:width="8.827cm" svg:height="1.572cm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En combinant les quatre équations précédentes :</text:p>
      <text:p text:style-name="Standard"><draw:frame draw:style-name="fr1" draw:name="Objet20" text:anchor-type="as-char" svg:y="-1.413cm" svg:width="11.693cm" svg:height="2.676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En remplaçant la dérivée de l’épaisseur élastique par un schéma de Newton implicite, on aboutit finalement à :</text:p>
      <text:p text:style-name="Standard"><draw:frame draw:style-name="fr1" draw:name="Objet21" text:anchor-type="as-char" svg:y="-3.321cm" svg:width="15.332cm" svg:height="6.493cm" draw:z-index="24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On en déduit :</text:p>
      <text:p text:style-name="Standard"><draw:frame draw:style-name="fr1" draw:name="Objet22" text:anchor-type="as-char" svg:y="-2.468cm" svg:width="5.334cm" svg:height="4.784cm" draw:z-index="32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Standard"/>
      <text:p text:style-name="Standard"/>
      <text:p text:style-name="Standard"/>
      <text:p text:style-name="P1">Interface de contact parfaite avec frottement :</text:p>
      <text:p text:style-name="P2">Critère de contact/décollement des bords :</text:p>
      <text:p text:style-name="Standard"><text:soft-page-break/><draw:frame draw:style-name="fr1" draw:name="Objet23" text:anchor-type="as-char" svg:y="-1.362cm" svg:width="6.703cm" svg:height="2.572cm" draw:z-index="7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Or, la soustraction de (H2) par (H1) donne :</text:p>
      <text:p text:style-name="Standard"><draw:frame draw:style-name="fr1" draw:name="Objet24" text:anchor-type="as-char" svg:y="-1.413cm" svg:width="8.827cm" svg:height="2.676cm" draw:z-index="8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En rajoutant le schéma de Newton implicite :</text:p>
      <text:p text:style-name="Standard"><draw:frame draw:style-name="fr1" draw:name="Objet25" text:anchor-type="as-char" svg:y="-1.642cm" svg:width="12.365cm" svg:height="3.134cm" draw:z-index="9"><draw:object xlink:href="./Object 25" xlink:type="simple" xlink:show="embed" xlink:actuate="onLoad"/><draw:image xlink:href="./ObjectReplacements/Object 25" xlink:type="simple" xlink:show="embed" xlink:actuate="onLoad"/></draw:frame></text:p>
      <text:p text:style-name="Standard">On projette selon <text:span text:style-name="T1"><draw:frame draw:style-name="fr1" draw:name="Objet26" text:anchor-type="as-char" svg:y="-0.377cm" svg:width="0.549cm" svg:height="0.533cm" draw:z-index="13"><draw:object xlink:href="./Object 26" xlink:type="simple" xlink:show="embed" xlink:actuate="onLoad"/><draw:image xlink:href="./ObjectReplacements/Object 26" xlink:type="simple" xlink:show="embed" xlink:actuate="onLoad"/></draw:frame></text:span> :</text:p>
      <text:p text:style-name="Standard"><draw:frame draw:style-name="fr1" draw:name="Objet27" text:anchor-type="as-char" svg:y="-0.887cm" svg:width="13.716cm" svg:height="1.623cm" draw:z-index="25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D'où le critère suivant :</text:p>
      <text:p text:style-name="Standard"><draw:frame draw:style-name="fr1" draw:name="Objet28" text:anchor-type="as-char" svg:y="-1.93cm" svg:width="13.183cm" svg:height="3.709cm" draw:z-index="26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/>
      <text:p text:style-name="P2">Cas du décollement :</text:p>
      <text:p text:style-name="Standard">Efforts nuls :</text:p>
      <text:p text:style-name="Standard"><draw:frame draw:style-name="fr1" draw:name="Objet29" text:anchor-type="as-char" svg:y="-0.831cm" svg:width="1.998cm" svg:height="1.512cm" draw:z-index="27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>Respect des directions de recherche :</text:p>
      <text:p text:style-name="Standard"><draw:frame draw:style-name="fr1" draw:name="Objet30" text:anchor-type="as-char" svg:y="-1.413cm" svg:width="4.232cm" svg:height="2.676cm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/>
      <text:p text:style-name="P2">Cas du contact :</text:p>
      <text:p text:style-name="Standard">Continuité des déplacements normaux :</text:p>
      <text:p text:style-name="Standard"><draw:frame draw:style-name="fr1" draw:name="Objet33" text:anchor-type="as-char" svg:y="-0.834cm" svg:width="4.009cm" svg:height="1.517cm" draw:z-index="29"><draw:object xlink:href="./Object 33" xlink:type="simple" xlink:show="embed" xlink:actuate="onLoad"/><draw:image xlink:href="./ObjectReplacements/Object 33" xlink:type="simple" xlink:show="embed" xlink:actuate="onLoad"/></draw:frame></text:p>
      <text:p text:style-name="Standard">Équilibre des efforts normaux :</text:p>
      <text:p text:style-name="Standard"><text:soft-page-break/><draw:frame draw:style-name="fr1" draw:name="Objet32" text:anchor-type="as-char" svg:y="-0.834cm" svg:width="2.845cm" svg:height="1.517cm" draw:z-index="42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>On reconnaît les projections sur la normale des équations de l'interface parfaite, d'où :</text:p>
      <text:p text:style-name="Standard"><draw:frame draw:style-name="fr1" draw:name="Objet40" text:anchor-type="as-char" svg:y="-2.545cm" svg:width="13.27cm" svg:height="4.941cm" draw:z-index="45"><draw:object xlink:href="./Object 40" xlink:type="simple" xlink:show="embed" xlink:actuate="onLoad"/><draw:image xlink:href="./ObjectReplacements/Object 40" xlink:type="simple" xlink:show="embed" xlink:actuate="onLoad"/></draw:frame></text:p>
      <text:p text:style-name="Standard"/>
      <text:p text:style-name="P2">Critère de glissement/adhérence :</text:p>
      <text:p text:style-name="Standard"><draw:frame draw:style-name="fr1" draw:name="Objet31" text:anchor-type="as-char" svg:y="-1.963cm" svg:width="12.862cm" svg:height="3.778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>Dans tous les cas,</text:p>
      <text:p text:style-name="Standard"><draw:frame draw:style-name="fr1" draw:name="Objet47" text:anchor-type="as-char" svg:y="-0.863cm" svg:width="6.856cm" svg:height="1.575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On avait obtenu en soustrayant (H1) de (H2) :</text:p>
      <text:p text:style-name="Standard"><draw:frame draw:style-name="fr1" draw:name="Objet34" text:anchor-type="as-char" svg:y="-1.416cm" svg:width="9.606cm" svg:height="2.681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En se servant de (F) :</text:p>
      <text:p text:style-name="Standard"><draw:frame draw:style-name="fr1" draw:name="Objet35" text:anchor-type="as-char" svg:y="-1.441cm" svg:width="12.919cm" svg:height="2.732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D'où, par projection tangentielle :</text:p>
      <text:p text:style-name="Standard"><draw:frame draw:style-name="fr1" draw:name="Objet36" text:anchor-type="as-char" svg:y="-0.887cm" svg:width="14.065cm" svg:height="1.626cm" draw:z-index="39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Donc</text:p>
      <text:p text:style-name="Standard"><text:soft-page-break/><draw:frame draw:style-name="fr1" draw:name="Objet38" text:anchor-type="as-char" svg:y="-4.087cm" svg:width="12.892cm" svg:height="8.024cm" draw:z-index="47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Ce qui permet de modifier l'équation précédemment considérée :</text:p>
      <text:p text:style-name="Standard"><draw:frame draw:style-name="fr1" draw:name="Objet39" text:anchor-type="as-char" svg:y="-1.679cm" svg:width="15cm" svg:height="3.21cm" draw:z-index="48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D'où,</text:p>
      <text:p text:style-name="Standard"><draw:frame draw:style-name="fr1" draw:name="Objet41" text:anchor-type="as-char" svg:y="-3.572cm" svg:width="13.536cm" svg:height="6.994cm" draw:z-index="49"><draw:object xlink:href="./Object 41" xlink:type="simple" xlink:show="embed" xlink:actuate="onLoad"/><draw:image xlink:href="./ObjectReplacements/Object 41" xlink:type="simple" xlink:show="embed" xlink:actuate="onLoad"/></draw:frame></text:p>
      <text:p text:style-name="Standard">Donc</text:p>
      <text:p text:style-name="Standard"><draw:frame draw:style-name="fr1" draw:name="Objet42" text:anchor-type="as-char" svg:y="-1.411cm" svg:width="13.053cm" svg:height="2.672cm" draw:z-index="50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/>
      <text:p text:style-name="P2">Cas de l'adhérence :</text:p>
      <text:p text:style-name="Standard">Le contact avec adhérence équivaut à une interface parfaite, on peut donc écrire (cf Interface parfaite) :</text:p>
      <text:p text:style-name="Standard"><text:soft-page-break/><draw:frame draw:style-name="fr1" draw:name="Objet43" text:anchor-type="as-char" svg:y="-2.545cm" svg:width="12.192cm" svg:height="4.941cm" draw:z-index="31"><draw:object xlink:href="./Object 43" xlink:type="simple" xlink:show="embed" xlink:actuate="onLoad"/><draw:image xlink:href="./ObjectReplacements/Object 43" xlink:type="simple" xlink:show="embed" xlink:actuate="onLoad"/></draw:frame></text:p>
      <text:p text:style-name="Standard"/>
      <text:p text:style-name="P2">Cas du glissement :</text:p>
      <text:p text:style-name="Standard">L'orientation des efforts tangentiels n'est pas changée, mais son module vaut – au coefficient de frottement près – la norme de l'effort normal :</text:p>
      <text:p text:style-name="Standard"><draw:frame draw:style-name="fr1" draw:name="Objet45" text:anchor-type="as-char" svg:y="-1.074cm" svg:width="15.538cm" svg:height="1.998cm" draw:z-index="36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On peut en déduire</text:p>
      <text:p text:style-name="Standard"><draw:frame draw:style-name="fr1" draw:name="Objet46" text:anchor-type="as-char" svg:y="-1.961cm" svg:width="6.336cm" svg:height="3.771cm" draw:z-index="37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/>
      <text:p text:style-name="Standard">Interface de contact élastique avec frottement :</text:p>
      <text:p text:style-name="Standard">Même raisonnement que pour le contact parfait.</text:p>
      <text:p text:style-name="Standard">Le résultat est identique en cas décollement.</text:p>
      <text:p text:style-name="Standard">En remarquant qu'en cas de contact, la déformation élastique peut être non nulle, il faut donc utiliser les propriétés suivantes :</text:p>
      <text:p text:style-name="Standard"><draw:frame draw:style-name="fr1" draw:name="Objet48" text:anchor-type="as-char" svg:y="-0.863cm" svg:width="8.133cm" svg:height="1.575cm" draw:z-index="38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>et</text:p>
      <text:p text:style-name="Standard"><draw:frame draw:style-name="fr1" draw:name="Objet49" text:anchor-type="as-char" svg:y="-0.861cm" svg:width="5.898cm" svg:height="1.572cm" draw:z-index="40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pour aboutir à</text:p>
      <text:p text:style-name="Standard"><draw:frame draw:style-name="fr1" draw:name="Objet50" text:anchor-type="as-char" svg:y="-2.464cm" svg:width="18.085cm" svg:height="4.78cm" draw:z-index="41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><text:soft-page-break/><draw:frame draw:style-name="fr1" draw:name="Objet51" text:anchor-type="as-char" svg:y="-3.145cm" svg:width="18.449cm" svg:height="6.138cm" draw:z-index="43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On pose donc</text:p>
      <text:p text:style-name="Standard"><draw:frame draw:style-name="fr1" draw:name="Objet52" text:anchor-type="as-char" svg:y="-1.483cm" svg:width="14.272cm" svg:height="2.815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pour se retrouver dans le même cas de figure qu'en contact parfait.</text:p>
      <text:p text:style-name="Standard">Ne manque que la déformation élastique, qui se déduit de </text:p>
      <text:p text:style-name="Standard"><draw:frame draw:style-name="fr1" draw:name="Objet53" text:anchor-type="as-char" svg:y="-0.887cm" svg:width="3.907cm" svg:height="1.626cm" draw:z-index="52"><draw:object xlink:href="./Object 53" xlink:type="simple" xlink:show="embed" xlink:actuate="onLoad"/><draw:image xlink:href="./ObjectReplacements/Object 5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giaire </meta:initial-creator>
    <meta:creation-date>2012-07-25T11:14:21</meta:creation-date>
    <dc:date>2012-08-02T20:14:37</dc:date>
    <dc:creator>stagiaire </dc:creator>
    <meta:editing-duration>P1DT11H3M54S</meta:editing-duration>
    <meta:editing-cycles>4</meta:editing-cycles>
    <meta:generator>LibreOffice/3.4$Unix LibreOffice_project/340m1$Build-402</meta:generator>
    <meta:document-statistic meta:table-count="0" meta:image-count="0" meta:object-count="53" meta:page-count="8" meta:paragraph-count="104" meta:word-count="375" meta:character-count="2244" meta:non-whitespace-character-count="1864"/>
  </office:meta>
</office:document-meta>
</file>

<file path=Object 1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sub>
                      <mi>F</mi>
                      <mrow>
                        <mn>1</mn>
                      </mrow>
                    </msub>
                  </mrow>
                  <mo>̲</mo>
                </munder>
              </mrow>
              <mo stretchy="false">=</mo>
              <munder accentunder="true">
                <mrow>
                  <munder accentunder="true">
                    <mrow>
                      <msub>
                        <mi>k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  <mi/>
            <mrow>
              <mo stretchy="false">(</mo>
              <mrow>
                <mi mathvariant="italic">H1</mi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sub>
                      <mi>F</mi>
                      <mrow>
                        <mn>2</mn>
                      </mrow>
                    </msub>
                  </mrow>
                  <mo>̲</mo>
                </munder>
              </mrow>
              <mo stretchy="false">=</mo>
              <munder accentunder="true">
                <mrow>
                  <munder accentunder="true">
                    <mrow>
                      <msub>
                        <mi>k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</mtable>
    <annotation encoding="StarMath 5.0">newline 
underline{widehat{F_{1}}}-underline{F_{1}} = underline{underline{k_{1}}}.(circle{underline{widehat{W_{1}}}}-circle{underline{W_{1}}}) ~ (H1)
newline newline 
underline{widehat{F_{2}}}-underline{F_{2}} = underline{underline{k_{2}}}.(circle{underline{widehat{W_{2}}}}-circle{underline{W_{2}}})</annotation>
  </semantics>
</math>
</file>

<file path=Object 10/content.xml><?xml version="1.0" encoding="utf-8"?>
<math xmlns="http://www.w3.org/1998/Math/MathML">
  <semantics>
    <mrow>
      <mrow>
        <mo stretchy="false">(</mo>
        <mrow>
          <mi mathvariant="italic">K1</mi>
        </mrow>
        <mo stretchy="false">)</mo>
      </mrow>
    </mrow>
    <annotation encoding="StarMath 5.0">(K1)</annotation>
  </semantics>
</math>
</file>

<file path=Object 11/content.xml><?xml version="1.0" encoding="utf-8"?>
<math xmlns="http://www.w3.org/1998/Math/MathML">
  <semantics>
    <mrow>
      <mrow>
        <mo stretchy="false">(</mo>
        <mrow>
          <mi mathvariant="italic">K2</mi>
        </mrow>
        <mo stretchy="false">)</mo>
      </mrow>
    </mrow>
    <annotation encoding="StarMath 5.0">(K2)</annotation>
  </semantics>
</math>
</file>

<file path=Object 12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k</mi>
                      <mrow>
                        <mn>1</mn>
                      </mrow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+</mo>
              <munder accentunder="true">
                <mrow>
                  <munder accentunder="true">
                    <mrow>
                      <msub>
                        <mi>k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over accent="true"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  <mo stretchy="false">̊</mo>
                    </mover>
                    <mo stretchy="false">+</mo>
                    <mover accent="true">
                      <mrow>
                        <munder accentunder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</mrow>
                <mo stretchy="false">)</mo>
              </mrow>
              <mo stretchy="false">=</mo>
              <mrow>
                <mrow>
                  <mrow>
                    <mo stretchy="false">(</mo>
                    <mrow>
                      <munder accentunder="true">
                        <mrow>
                          <mn>0</mn>
                        </mrow>
                        <mo>̲</mo>
                      </munder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  <mo stretchy="false">+</mo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over accent="true">
                      <mrow>
                        <munder accentunder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row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  <mo stretchy="false">+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</mrow>
              <mo stretchy="false">)</mo>
            </mrow>
            <mn>.</mn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row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  <mo stretchy="false">+</mo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o stretchy="false">−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over accent="true">
              <mrow>
                <munder accentunder="true">
                  <mrow>
                    <msub>
                      <mi mathvariant="italic">Ep</mi>
                      <mrow>
                        <mi>d</mi>
                      </mrow>
                    </msub>
                  </mrow>
                  <mo>̲</mo>
                </munder>
              </mrow>
              <mo stretchy="false">̊</mo>
            </mover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k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o stretchy="false">(</mo>
                  <mrow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</mtable>
    <annotation encoding="StarMath 5.0">newline
underline{underline{k_{1}}}.circle{underline{widehat{W_{1}}}}+underline{underline{k_{2}}}.(circle{underline{widehat{W_{1}}}}+circle{underline{Ep_{d}}}) = (underline{0})-(underline{F_{1}}+underline{F_{2}}) +  (underline{underline{k_{1}}}.circle{underline{W_{1}}}+underline{underline{k_{2}}}.circle{underline{W_{2}}})
newline newline
(underline{underline{k_{1}}}+underline{underline{k_{2}}}).circle{underline{widehat{W_{1}}}} = (underline{underline{k_{1}}}.circle{underline{W_{1}}}+underline{underline{k_{2}}}.circle{underline{W_{2}}}) - (underline{F_{1}}+underline{F_{2}})-underline{underline{k_{2}}}.circle{underline{Ep_{d}}}
newline newline 
circle{underline{widehat{W_{1}}}} = underline{underline{h_{12}}}.( (underline{underline{k_{1}}}.circle{underline{W_{1}}}+underline{underline{k_{2}}}.circle{underline{W_{2}}}) - (underline{F_{1}}+underline{F_{2}})-underline{underline{k_{2}}}.circle{underline{Ep_{d}}}) ~ ~ ~ avec underline{underline{h_{12}}} = (underline{underline{k_{1}}}+underline{underline{k_{2}}})^{-1}
newline</annotation>
  </semantics>
</math>
</file>

<file path=Object 13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k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o stretchy="false">(</mo>
                  <mrow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+</mo>
                <mover accent="true">
                  <mrow>
                    <munder accentunder="true">
                      <mrow>
                        <msup>
                          <mi mathvariant="italic">Ep</mi>
                          <mrow>
                            <mi>d</mi>
                          </mrow>
                        </msup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under accentunder="true">
                  <mrow>
                    <msub>
                      <mi>F</mi>
                      <mrow>
                        <mn>1</mn>
                      </mrow>
                    </msub>
                  </mrow>
                  <mo>̲</mo>
                </munder>
                <mo stretchy="false">+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under accentunder="true">
                  <mrow>
                    <msub>
                      <mi>F</mi>
                      <mrow>
                        <mn>2</mn>
                      </mrow>
                    </msub>
                  </mrow>
                  <mo>̲</mo>
                </munder>
                <mo stretchy="false">+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 
circle{underline{widehat{W_{1}}}} = underline{underline{h_{12}}}.( (underline{underline{k_{1}}}.circle{underline{W_{1}}}+underline{underline{k_{2}}}.circle{underline{W_{2}}}) - (underline{F_{1}}+underline{F_{2}})-underline{underline{k_{2}}}.circle{underline{Ep_{d}}}) ~ ~ ~ avec underline{underline{h_{12}}} = (underline{underline{k_{1}}}+underline{underline{k_{2}}})^{-1}
newline newline
circle{underline{widehat{W_{2}}}} = circle{underline{widehat{W_{1}}}} + circle{underline{Ep^{d}}}
newline newline 
underline{widehat{F_{1}}} = underline{F_{1}} + underline{underline{k_{1}}}.(circle{underline{widehat{W_{1}}}}-circle{underline{W_{1}}})
newline newline 
underline{widehat{F_{2}}} = underline{F_{2}} + underline{underline{k_{2}}}.(circle{underline{widehat{W_{2}}}}-circle{underline{W_{2}}})
newline</annotation>
  </semantics>
</math>
</file>

<file path=Object 14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F</mi>
              </mrow>
              <mo stretchy="false">)</mo>
            </mrow>
            <mi/>
            <mi mathvariant="normal">:</mi>
            <mi/>
            <mrow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+</mo>
                <munder accentunder="true">
                  <mrow>
                    <mover accent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under accentunder="true">
                <mrow>
                  <mn>0</mn>
                </mrow>
                <mo>̲</mo>
              </munder>
            </mrow>
          </mrow>
        </mtd>
      </mtr>
      <mtr>
        <mtd>
          <mrow/>
        </mtd>
      </mtr>
    </mtable>
    <annotation encoding="StarMath 5.0">newline 
(F) ~ : ~ underline{widehat{F_{1}}}+underline{widehat{F_{2}}}=underline{0}
newline</annotation>
  </semantics>
</math>
</file>

<file path=Object 15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W</mi>
              </mrow>
              <mo stretchy="false">)</mo>
            </mrow>
            <mi/>
            <mi mathvariant="normal">:</mi>
            <mi/>
            <mrow>
              <mrow>
                <munder accentunder="true">
                  <mrow>
                    <mover accent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over accent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row>
                <munder accentunder="true">
                  <mrow>
                    <msub>
                      <mi mathvariant="italic">Ep</mi>
                      <mrow>
                        <mi>d</mi>
                      </mrow>
                    </msub>
                  </mrow>
                  <mo>̲</mo>
                </munder>
                <mo stretchy="false">+</mo>
                <munder accentunder="true">
                  <mrow>
                    <msub>
                      <mi mathvariant="italic">Ep</mi>
                      <mrow>
                        <mi mathvariant="italic">elas</mi>
                      </mrow>
                    </msub>
                  </mrow>
                  <mo>̲</mo>
                </munder>
              </mrow>
            </mrow>
          </mrow>
        </mtd>
      </mtr>
      <mtr>
        <mtd>
          <mrow/>
        </mtd>
      </mtr>
    </mtable>
    <annotation encoding="StarMath 5.0">newline 
(W) ~ : ~ underline{widehat{W_{2}}}-underline{widehat{W_{1}}}=underline{Ep_{d}} + underline{Ep_{elas}}
newline</annotation>
  </semantics>
</math>
</file>

<file path=Object 16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circle{underline{widehat{W_{2}}}} - circle{underline{widehat{W_{1}}}})-(circle{underline{W_{2}}} - circle{underline{W_{1}}}) = underline{underline{h_{2}}}.(underline{widehat{F_{2}}} - underline{F_{2}}) - underline{underline{h_{1}}}.(underline{widehat{F_{1}}} - underline{F_{1}})
newline </annotation>
  </semantics>
</math>
</file>

<file path=Object 17/content.xml><?xml version="1.0" encoding="utf-8"?>
<math xmlns="http://www.w3.org/1998/Math/MathML">
  <semantics>
    <mtable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K</mi>
                    </mrow>
                    <mo>̲</mo>
                  </munder>
                </mrow>
                <mo>̲</mo>
              </munder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underline{widehat{F_{1}}} = underline{underline{K}}.underline{Ep_{elas}}
newline newline 
underline{widehat{F_{2}}} = -underline{underline{K}}.underline{Ep_{elas}}
newline </annotation>
  </semantics>
</math>
</file>

<file path=Object 18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over accent="true">
                  <mrow>
                    <mi>W</mi>
                  </mrow>
                  <mo stretchy="false">̊</mo>
                </mover>
              </mrow>
              <mo stretchy="false">)</mo>
            </mrow>
            <mi/>
            <mi mathvariant="normal">:</mi>
            <mi/>
            <mrow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−</mo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</mrow>
              <mo stretchy="false">=</mo>
              <mrow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+</mo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 mathvariant="italic">elas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</mtable>
    <annotation encoding="StarMath 5.0">newline
(circle{W}) ~ : ~ circle{underline{widehat{W_{2}}}} - circle{underline{widehat{W_{1}}}} = circle{underline{Ep_{d}}} + circle{underline{Ep_{elas}}}
newline</annotation>
  </semantics>
</math>
</file>

<file path=Object 19/content.xml><?xml version="1.0" encoding="utf-8"?>
<math xmlns="http://www.w3.org/1998/Math/MathML">
  <semantics>
    <mrow>
      <mrow>
        <mo stretchy="false">(</mo>
        <mrow>
          <mi>W</mi>
        </mrow>
        <mo stretchy="false">)</mo>
      </mrow>
    </mrow>
    <annotation encoding="StarMath 5.0">(W)</annotation>
  </semantics>
</math>
</file>

<file path=Object 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 mathvariant="italic">H1</mi>
              </mrow>
              <mo stretchy="false">)</mo>
            </mrow>
            <mi/>
            <mi mathvariant="normal">:</mi>
            <mi/>
            <mrow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−</mo>
                <mover accent="true">
                  <mrow>
                    <munder accentunder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i mathvariant="italic">H2</mi>
              </mrow>
              <mo stretchy="false">)</mo>
            </mrow>
            <mi/>
            <mi mathvariant="normal">:</mi>
            <mi/>
            <mrow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−</mo>
                <mover accent="true">
                  <mrow>
                    <munder accentunder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H1) ~ : ~ circle{underline{widehat{W_{1}}}}-circle{underline{W_{1}}} = underline{underline{h_{1}}}.(underline{widehat{F_{1}}}-underline{F_{1}})
newline newline
(H2) ~ : ~ circle{underline{widehat{W_{2}}}}-circle{underline{W_{2}}} = underline{underline{h_{2}}}.(underline{widehat{F_{2}}}-underline{F_{2}})
newline</annotation>
  </semantics>
</math>
</file>

<file path=Object 20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 mathvariant="italic">Ep</mi>
                                <mrow>
                                  <mi>d</mi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over accent="true">
                        <mrow>
                          <munder accentunder="true">
                            <mrow>
                              <msub>
                                <mi mathvariant="italic">Ep</mi>
                                <mrow>
                                  <mi mathvariant="italic">elas</mi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o stretchy="false">−</mo>
                    <munder accentunder="true">
                      <mrow>
                        <munder accentunder="true">
                          <mrow>
                            <mi>K</mi>
                          </mrow>
                          <mo>̲</mo>
                        </munder>
                      </mrow>
                      <mo>̲</mo>
                    </munder>
                  </mrow>
                  <mn>.</mn>
                  <mrow>
                    <munder accentunder="true">
                      <mrow>
                        <msub>
                          <mi mathvariant="italic">Ep</mi>
                          <mrow>
                            <mi mathvariant="italic">elas</mi>
                          </mrow>
                        </msub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  <mn>.</mn>
                <mrow>
                  <munder accentunder="true">
                    <mrow>
                      <msub>
                        <mi mathvariant="italic">Ep</mi>
                        <mrow>
                          <mi mathvariant="italic">elas</mi>
                        </mrow>
                      </msub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sub>
                        <mi mathvariant="italic">Ep</mi>
                        <mrow>
                          <mi mathvariant="italic">elas</mi>
                        </mrow>
                      </msub>
                    </mrow>
                    <mo>̲</mo>
                  </munder>
                </mrow>
                <mo stretchy="false">̊</mo>
              </mover>
              <mo stretchy="false">+</mo>
              <mrow>
                <mo stretchy="false">(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</mrow>
                <mo stretchy="false">)</mo>
              </mrow>
            </mrow>
            <mn>.</mn>
            <munder accentunder="true">
              <mrow>
                <munder accentunder="true">
                  <mrow>
                    <mi>K</mi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  <mo stretchy="false">−</mo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</mtable>
    <annotation encoding="StarMath 5.0">newline
(circle{underline{Ep_{d}}} + circle{underline{Ep_{elas}}})-(circle{underline{W_{2}}} - circle{underline{W_{1}}}) = underline{underline{h_{2}}}.(- underline{underline{K}}.underline{Ep_{elas}} - underline{F_{2}}) - underline{underline{h_{1}}}.(underline{underline{K}}.underline{Ep_{elas}} - underline{F_{1}})
newline newline
circle{underline{Ep_{elas}}} + (underline{underline{h_{1}}} + underline{underline{h_{2}}}). underline{underline{K}}.underline{Ep_{elas}} = (circle{underline{W_{2}}} - circle{underline{W_{1}}}) - (underline{underline{h_{2}}} . underline{F_{2}} - underline{underline{h_{1}}} . underline{F_{1}}) - circle{underline{Ep_{d}}}
newline </annotation>
  </semantics>
</math>
</file>

<file path=Object 21/content.xml><?xml version="1.0" encoding="utf-8"?>
<math xmlns="http://www.w3.org/1998/Math/MathML">
  <semantics>
    <mtable>
      <mtr>
        <mtd>
          <mrow/>
        </mtd>
      </mtr>
      <mtr>
        <mtd>
          <mrow>
            <mfrac>
              <mrow>
                <mn>1</mn>
              </mrow>
              <mrow>
                <mi mathvariant="italic">dt</mi>
              </mrow>
            </mfrac>
            <mrow>
              <mrow>
                <mo stretchy="false">(</mo>
                <mrow>
                  <mrow>
                    <munder accentunder="true">
                      <mrow>
                        <msub>
                          <mi mathvariant="italic">Ep</mi>
                          <mrow>
                            <mi mathvariant="italic">elas</mi>
                          </mrow>
                        </msub>
                      </mrow>
                      <mo>̲</mo>
                    </munder>
                    <mo stretchy="false">−</mo>
                    <munder accentunder="true">
                      <mrow>
                        <msubsup>
                          <mi mathvariant="italic">Ep</mi>
                          <mrow>
                            <mi mathvariant="italic">elas</mi>
                          </mrow>
                          <mrow>
                            <mi mathvariant="italic">old</mi>
                          </mrow>
                        </msubsup>
                      </mrow>
                      <mo>̲</mo>
                    </munder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</mrow>
                <mo stretchy="false">)</mo>
              </mrow>
            </mrow>
            <mn>.</mn>
            <munder accentunder="true">
              <mrow>
                <munder accentunder="true">
                  <mrow>
                    <mi>K</mi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  <mo stretchy="false">−</mo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frac>
                  <mrow>
                    <mn>1</mn>
                  </mrow>
                  <mrow>
                    <mi mathvariant="italic">dt</mi>
                  </mrow>
                </mfrac>
                <mrow>
                  <munder accentunder="true">
                    <mrow>
                      <munder accentunder="true">
                        <mrow>
                          <mi mathvariant="italic">Id</mi>
                        </mrow>
                        <mo>̲</mo>
                      </munder>
                    </mrow>
                    <mo>̲</mo>
                  </munder>
                  <mo stretchy="false">+</mo>
                  <mrow>
                    <mo stretchy="false">(</mo>
                    <mrow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n>.</mn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  <mo stretchy="false">)</mo>
            </mrow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row>
                <mrow>
                  <mrow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  <mo stretchy="false">−</mo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 stretchy="false">)</mo>
                    </mrow>
                  </mrow>
                  <mo stretchy="false">−</mo>
                  <mover accent="true">
                    <mrow>
                      <munder accentunder="true">
                        <mrow>
                          <msub>
                            <mi mathvariant="italic">Ep</mi>
                            <mrow>
                              <mi>d</mi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  <mo stretchy="false">+</mo>
                <mfrac>
                  <mrow>
                    <mn>1</mn>
                  </mrow>
                  <mrow>
                    <mi mathvariant="italic">dt</mi>
                  </mrow>
                </mfrac>
              </mrow>
            </mrow>
            <mn>.</mn>
            <munder accentunder="true">
              <mrow>
                <msubsup>
                  <mi mathvariant="italic">Ep</mi>
                  <mrow>
                    <mi mathvariant="italic">elas</mi>
                  </mrow>
                  <mrow>
                    <mi mathvariant="italic">old</mi>
                  </mrow>
                </msubsup>
              </mrow>
              <mo>̲</mo>
            </munder>
          </mrow>
        </mtd>
      </mtr>
      <mtr>
        <mtd>
          <mrow/>
        </mtd>
      </mtr>
      <mtr>
        <mtd>
          <mrow>
            <mover accent="true">
              <mrow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  <mo stretchy="false">̃</mo>
            </mov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row>
                <mrow>
                  <mrow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  <mo stretchy="false">−</mo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 stretchy="false">)</mo>
                    </mrow>
                  </mrow>
                  <mo stretchy="false">−</mo>
                  <mover accent="true">
                    <mrow>
                      <munder accentunder="true">
                        <mrow>
                          <msub>
                            <mi mathvariant="italic">Ep</mi>
                            <mrow>
                              <mi>d</mi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  <mo stretchy="false">+</mo>
                <mfrac>
                  <mrow>
                    <mn>1</mn>
                  </mrow>
                  <mrow>
                    <mi mathvariant="italic">dt</mi>
                  </mrow>
                </mfrac>
              </mrow>
            </mrow>
            <mn>.</mn>
            <munder accentunder="true">
              <mrow>
                <msubsup>
                  <mi mathvariant="italic">Ep</mi>
                  <mrow>
                    <mi mathvariant="italic">elas</mi>
                  </mrow>
                  <mrow>
                    <mi mathvariant="italic">old</mi>
                  </mrow>
                </msubsup>
              </mrow>
              <mo>̲</mo>
            </munder>
            <mi/>
            <mi mathvariant="italic">avec</mi>
            <mrow>
              <mover accent="true">
                <mrow>
                  <munder accentunder="true">
                    <mrow>
                      <munder accentunder="true">
                        <mrow>
                          <mi>K</mi>
                        </mrow>
                        <mo>̲</mo>
                      </munder>
                    </mrow>
                    <mo>̲</mo>
                  </munder>
                </mrow>
                <mo stretchy="false">̃</mo>
              </mover>
              <mo stretchy="false">=</mo>
              <mrow>
                <mo stretchy="false">(</mo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row>
                    <munder accentunder="true">
                      <mrow>
                        <munder accentunder="true">
                          <mrow>
                            <mi mathvariant="italic">Id</mi>
                          </mrow>
                          <mo>̲</mo>
                        </munder>
                      </mrow>
                      <mo>̲</mo>
                    </munder>
                    <mo stretchy="false">+</mo>
                    <mrow>
                      <mo stretchy="false">(</mo>
                      <mrow>
                        <mrow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n>.</mn>
                  <munder accentunder="true">
                    <mrow>
                      <munder accentunder="true">
                        <mrow>
                          <mi>K</mi>
                        </mrow>
                        <mo>̲</mo>
                      </munder>
                    </mrow>
                    <mo>̲</mo>
                  </munder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over accent="true">
                <mrow>
                  <munder accentunder="true">
                    <mrow>
                      <munder accentunder="true">
                        <mrow>
                          <mi>H</mi>
                        </mrow>
                        <mo>̲</mo>
                      </munder>
                    </mrow>
                    <mo>̲</mo>
                  </munder>
                </mrow>
                <mo stretchy="false">̃</mo>
              </mover>
            </mrow>
            <mn>.</mn>
            <mrow>
              <mo stretchy="false">(</mo>
              <mrow>
                <mrow>
                  <mrow>
                    <mrow>
                      <mrow>
                        <mo stretchy="false">(</mo>
                        <mrow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  <mo stretchy="false">−</mo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under accentunder="true">
                            <mrow>
                              <munder accentunder="true">
                                <mrow>
                                  <msub>
                                    <mi>h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row>
                            <munder accentunder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  <mo stretchy="false">−</mo>
                            <munder accentunder="true">
                              <mrow>
                                <munder accentunder="true">
                                  <mrow>
                                    <msub>
                                      <mi>h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>̲</mo>
                            </munder>
                          </mrow>
                          <mn>.</mn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)</mo>
                      </mrow>
                    </mrow>
                    <mo stretchy="false">−</mo>
                    <mover accent="true">
                      <mrow>
                        <munder accentunder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+</mo>
                  <mfrac>
                    <mrow>
                      <mn>1</mn>
                    </mrow>
                    <mrow>
                      <mi mathvariant="italic">dt</mi>
                    </mrow>
                  </mfrac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</mrow>
              <mo stretchy="false">)</mo>
            </mrow>
            <mi/>
            <mi mathvariant="italic">avec</mi>
            <mrow>
              <mover accent="true">
                <mrow>
                  <munder accentunder="true">
                    <mrow>
                      <munder accentunder="true">
                        <mrow>
                          <mi>H</mi>
                        </mrow>
                        <mo>̲</mo>
                      </munder>
                    </mrow>
                    <mo>̲</mo>
                  </munder>
                </mrow>
                <mo stretchy="false">̃</mo>
              </mover>
              <mo stretchy="false">=</mo>
              <msup>
                <mrow>
                  <mover accent="true">
                    <mrow>
                      <munder accentunder="true">
                        <mrow>
                          <munder accentunder="true">
                            <mrow>
                              <mi>K</mi>
                            </mrow>
                            <mo>̲</mo>
                          </munder>
                        </mrow>
                        <mo>̲</mo>
                      </munder>
                    </mrow>
                    <mo stretchy="false">̃</mo>
                  </mover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</mtable>
    <annotation encoding="StarMath 5.0">newline
{1} over {dt}  (underline{Ep_{elas}} - underline{Ep_{elas}^{old}}) + (underline{underline{h_{1}}} + underline{underline{h_{2}}}). underline{underline{K}}.underline{Ep_{elas}} = (circle{underline{W_{2}}} - circle{underline{W_{1}}}) - (underline{underline{h_{2}}} . underline{F_{2}} - underline{underline{h_{1}}} . underline{F_{1}}) - circle{underline{Ep_{d}}}
newline newline
({1} over {dt} underline{underline{Id}} + (underline{underline{h_{1}}} + underline{underline{h_{2}}}). underline{underline{K}}) . underline{Ep_{elas}} = (circle{underline{W_{2}}} - circle{underline{W_{1}}}) - (underline{underline{h_{2}}} . underline{F_{2}} - underline{underline{h_{1}}} . underline{F_{1}}) - circle{underline{Ep_{d}}} + {1} over {dt} . underline{Ep_{elas}^{old}}
newline newline
tilde{underline{underline{K}}} . underline{Ep_{elas}} = (circle{underline{W_{2}}} - circle{underline{W_{1}}}) - (underline{underline{h_{2}}} . underline{F_{2}} - underline{underline{h_{1}}} . underline{F_{1}}) - circle{underline{Ep_{d}}} + {1} over {dt} . underline{Ep_{elas}^{old}} ~ ~ ~ ~ avec tilde{underline{underline{K}}} = ({1} over {dt} underline{underline{Id}} + (underline{underline{h_{1}}} + underline{underline{h_{2}}}). underline{underline{K}})
newline newline
underline{Ep_{elas}} = tilde{underline{underline{H}}} . ((circle{underline{W_{2}}} - circle{underline{W_{1}}}) - (underline{underline{h_{2}}} . underline{F_{2}} - underline{underline{h_{1}}} . underline{F_{1}}) - circle{underline{Ep_{d}}} + {1} over {dt} . underline{Ep_{elas}^{old}})  ~ ~ ~ ~ avec tilde{underline{underline{H}}} = {tilde{underline{underline{K}}}}^{-1}
newline </annotation>
  </semantics>
</math>
</file>

<file path=Object 2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K</mi>
              </mrow>
              <mo stretchy="false">)</mo>
            </mrow>
            <mi/>
            <mi mathvariant="normal">:</mi>
            <mi/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K</mi>
                    </mrow>
                    <mo>̲</mo>
                  </munder>
                </mrow>
                <mo>̲</mo>
              </munder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row>
              <mo stretchy="false">(</mo>
              <mrow>
                <mi>F</mi>
              </mrow>
              <mo stretchy="false">)</mo>
            </mrow>
            <mo stretchy="false">⇒</mo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i mathvariant="italic">H1</mi>
              </mrow>
              <mo stretchy="false">)</mo>
            </mrow>
            <mo stretchy="false">⇒</mo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+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i mathvariant="italic">H2</mi>
              </mrow>
              <mo stretchy="false">)</mo>
            </mrow>
            <mo stretchy="false">⇒</mo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+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K) ~ : ~ underline{widehat{F_{1}}} = underline{underline{K}}.underline{Ep_{elas}}
newline newline 
(F) drarrow underline{widehat{F_{2}}} = - underline{widehat{F_{1}}}
newline newline
(H1) drarrow circle{underline{widehat{W_{1}}}} = circle{underline{W_{1}}} + underline{underline{h_{1}}}.(underline{widehat{F_{1}}} - underline{F_{1}})
newline newline
(H2) drarrow circle{underline{widehat{W_{2}}}} = circle{underline{W_{2}}} + underline{underline{h_{2}}}.(underline{widehat{F_{2}}} - underline{F_{2}})
newline</annotation>
  </semantics>
</math>
</file>

<file path=Object 23/content.xml><?xml version="1.0" encoding="utf-8"?>
<math xmlns="http://www.w3.org/1998/Math/MathML">
  <semantics>
    <mtable>
      <mtr>
        <mtd>
          <mrow/>
        </mtd>
      </mtr>
      <mtr>
        <mtd>
          <mrow>
            <mi mathvariant="italic">contact</mi>
            <mi/>
            <mi mathvariant="normal">:</mi>
            <mi/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i mathvariant="italic">décollement</mi>
            <mi/>
            <mi mathvariant="normal">:</mi>
            <mi/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&gt;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contact ~ : ~ (underline{widehat{W_{2}}} - underline{widehat{W_{1}}}) . underline{n_{1}} = underline{Ep_{d}} . underline{n_{1}}
newline newline
décollement ~ : ~ (underline{widehat{W_{2}}} - underline{widehat{W_{1}}}) . underline{n_{1}} &gt; underline{Ep_{d}} . underline{n_{1}}
newline </annotation>
  </semantics>
</math>
</file>

<file path=Object 24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row>
                <mo stretchy="false">(</mo>
                <mrow>
                  <mrow>
                    <mover accent="true"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  <mo stretchy="false">̊</mo>
                    </mover>
                    <mo stretchy="false">−</mo>
                    <mover accent="true"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  <mo stretchy="false">̊</mo>
                    </mover>
                  </mrow>
                </mrow>
                <mo stretchy="false">)</mo>
              </mrow>
              <mo stretchy="false">=</mo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+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circle{underline{widehat{W_{2}}}} - circle{underline{widehat{W_{1}}}}) - (circle{underline{W_{2}}} - circle{underline{W_{1}}}) = underline{underline{h_{2}}}.(underline{widehat{F_{2}}} - underline{F_{2}}) - underline{underline{h_{1}}}.(underline{widehat{F_{1}}} - underline{F_{1}})
newline newline
(circle{underline{widehat{W_{2}}}} - circle{underline{widehat{W_{1}}}}) = (circle{underline{W_{2}}} - circle{underline{W_{1}}}) + underline{underline{h_{2}}}.(underline{widehat{F_{2}}} - underline{F_{2}}) - underline{underline{h_{1}}}.(underline{widehat{F_{1}}} - underline{F_{1}})
newline </annotation>
  </semantics>
</math>
</file>

<file path=Object 25/content.xml><?xml version="1.0" encoding="utf-8"?>
<math xmlns="http://www.w3.org/1998/Math/MathML">
  <semantics>
    <mtable>
      <mtr>
        <mtd>
          <mrow/>
        </mtd>
      </mtr>
      <mtr>
        <mtd>
          <mrow>
            <mfrac>
              <mrow>
                <mn>1</mn>
              </mrow>
              <mrow>
                <mi mathvariant="italic">dt</mi>
              </mrow>
            </mfrac>
            <mrow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  <mo stretchy="false">−</mo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  <mo stretchy="false">−</mo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</mrow>
                      </mrow>
                      <mo stretchy="false">)</mo>
                    </mrow>
                  </mrow>
                </mrow>
                <mo stretchy="false">)</mo>
              </mrow>
              <mo stretchy="false">=</mo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+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row>
                <munder accentunder="true">
                  <mrow>
                    <mover accent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over accent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row>
                <mrow>
                  <mo stretchy="false">(</mo>
                  <mrow>
                    <mrow>
                      <msup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row>
                          <mi mathvariant="italic">old</mi>
                        </mrow>
                      </msup>
                      <mo stretchy="false">−</mo>
                      <msup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row>
                          <mi mathvariant="italic">old</mi>
                        </mrow>
                      </msup>
                    </mrow>
                  </mrow>
                  <mo stretchy="false">)</mo>
                </mrow>
                <mo stretchy="false">+</mo>
                <mi mathvariant="italic">dt.</mi>
              </mrow>
            </mrow>
            <mrow>
              <mo stretchy="false">(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under accentunder="true">
                    <mrow>
                      <munder accentunder="true">
                        <mrow>
                          <msub>
                            <mi>h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  <mo stretchy="false">−</mo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</mrow>
                    <mo stretchy="false">)</mo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h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 stretchy="false">(</mo>
                  <mrow>
                    <mrow>
                      <munder accentunder="true">
                        <mrow>
                          <mover accent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  <mo stretchy="false">−</mo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</mrow>
                  <mo stretchy="false">)</mo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{1}over{dt} ((underline{widehat{W_{2}}} - underline{widehat{W_{1}}}) - ({underline{widehat{W_{2}}}}^{old} - {underline{widehat{W_{1}}}}^{old})) = (circle{underline{W_{2}}} - circle{underline{W_{1}}}) + underline{underline{h_{2}}}.(underline{widehat{F_{2}}} - underline{F_{2}}) - underline{underline{h_{1}}}.(underline{widehat{F_{1}}} - underline{F_{1}})
newline newline
underline{widehat{W_{2}}} - underline{widehat{W_{1}}} =  ({underline{widehat{W_{2}}}}^{old} - {underline{widehat{W_{1}}}}^{old}) +  dt.((circle{underline{W_{2}}} - circle{underline{W_{1}}}) + underline{underline{h_{2}}}.(underline{widehat{F_{2}}} - underline{F_{2}}) - underline{underline{h_{1}}}.(underline{widehat{F_{1}}} - underline{F_{1}}))
newline </annotation>
  </semantics>
</math>
</file>

<file path=Object 26/content.xml><?xml version="1.0" encoding="utf-8"?>
<math xmlns="http://www.w3.org/1998/Math/MathML">
  <semantics>
    <mrow>
      <munder accentunder="true">
        <mrow>
          <msub>
            <mi>n</mi>
            <mrow>
              <mn>1</mn>
            </mrow>
          </msub>
        </mrow>
        <mo>̲</mo>
      </munder>
    </mrow>
    <annotation encoding="StarMath 5.0">underline{n_{1}}</annotation>
  </semantics>
</math>
</file>

<file path=Object 27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  <mo stretchy="false">−</mo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</mrow>
                      </mrow>
                      <mo stretchy="false">)</mo>
                    </mrow>
                    <mo stretchy="false">+</mo>
                    <mi mathvariant="italic">dt.</mi>
                  </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row>
                              <mover accent="true">
                                <mrow>
                                  <munder accentunder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>̲</mo>
                                  </munder>
                                </mrow>
                                <mo stretchy="false">̊</mo>
                              </mover>
                              <mo stretchy="false">−</mo>
                              <mover accent="true">
                                <mrow>
                                  <munder accentunder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>̲</mo>
                                  </munder>
                                </mrow>
                                <mo stretchy="false">̊</mo>
                              </mover>
                            </mrow>
                          </mrow>
                          <mo stretchy="false">)</mo>
                        </mrow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row>
                        <mrow>
                          <mo stretchy="false">(</mo>
                          <mrow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F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  <mo stretchy="false">−</mo>
                              <munder accentunder="true">
                                <mrow>
                                  <msub>
                                    <mi>F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</mrow>
                          <mo stretchy="false">)</mo>
                        </mrow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row>
                        <mo stretchy="false">(</mo>
                        <mrow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F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  <mo stretchy="false">−</mo>
                            <munder accentunder="true">
                              <mrow>
                                <msub>
                                  <mi>F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(underline{widehat{W_{2}}} - underline{widehat{W_{1}}}) . underline{n_{1}} =  (({underline{widehat{W_{2}}}}^{old} - {underline{widehat{W_{1}}}}^{old}) +  dt.((circle{underline{W_{2}}} - circle{underline{W_{1}}}) + underline{underline{h_{2}}}.(underline{widehat{F_{2}}} - underline{F_{2}}) - underline{underline{h_{1}}}.(underline{widehat{F_{1}}} - underline{F_{1}}))) . underline{n_{1}}
newline </annotation>
  </semantics>
</math>
</file>

<file path=Object 28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ver accent="true">
                <mrow>
                  <msub>
                    <mi mathvariant="italic">dW</mi>
                    <mrow>
                      <mi mathvariant="italic">n1</mi>
                    </mrow>
                  </msub>
                </mrow>
                <mo stretchy="false">̂</mo>
              </mover>
              <mo stretchy="false">=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  <mi/>
            <mo stretchy="false">⇔</mo>
            <mi/>
            <mi mathvariant="italic">contact</mi>
          </mrow>
        </mtd>
      </mtr>
      <mtr>
        <mtd>
          <mrow/>
        </mtd>
      </mtr>
      <mtr>
        <mtd>
          <mrow>
            <mrow>
              <mover accent="true">
                <mrow>
                  <msub>
                    <mi mathvariant="italic">dW</mi>
                    <mrow>
                      <mi mathvariant="italic">n1</mi>
                    </mrow>
                  </msub>
                </mrow>
                <mo stretchy="false">̂</mo>
              </mover>
              <mo stretchy="false">&gt;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  <mi/>
            <mo stretchy="false">⇔</mo>
            <mi/>
            <mi mathvariant="italic">décollement</mi>
          </mrow>
        </mtd>
      </mtr>
      <mtr>
        <mtd>
          <mrow/>
        </mtd>
      </mtr>
      <mtr>
        <mtd>
          <mrow>
            <mi mathvariant="italic">avec</mi>
            <mrow>
              <mover accent="true">
                <mrow>
                  <msub>
                    <mi mathvariant="italic">dW</mi>
                    <mrow>
                      <mi mathvariant="italic">n1</mi>
                    </mrow>
                  </msub>
                </mrow>
                <mo stretchy="false">̂</mo>
              </mover>
              <mo stretchy="false">=</mo>
              <mrow>
                <mo stretchy="false">(</mo>
                <mrow>
                  <mrow>
                    <mrow>
                      <mo stretchy="false">(</mo>
                      <mrow>
                        <mrow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  <mo stretchy="false">−</mo>
                          <msup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row>
                              <mi mathvariant="italic">old</mi>
                            </mrow>
                          </msup>
                        </mrow>
                      </mrow>
                      <mo stretchy="false">)</mo>
                    </mrow>
                    <mo stretchy="false">+</mo>
                    <mi mathvariant="italic">dt.</mi>
                  </mrow>
                  <mrow>
                    <mo stretchy="false">(</mo>
                    <mrow>
                      <mrow>
                        <mrow>
                          <mo stretchy="false">(</mo>
                          <mrow>
                            <mrow>
                              <mover accent="true">
                                <mrow>
                                  <munder accentunder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>̲</mo>
                                  </munder>
                                </mrow>
                                <mo stretchy="false">̊</mo>
                              </mover>
                              <mo stretchy="false">−</mo>
                              <mover accent="true">
                                <mrow>
                                  <munder accentunder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>̲</mo>
                                  </munder>
                                </mrow>
                                <mo stretchy="false">̊</mo>
                              </mover>
                            </mrow>
                          </mrow>
                          <mo stretchy="false">)</mo>
                        </mrow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row>
                        <mrow>
                          <mo stretchy="false">(</mo>
                          <mrow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F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  <mo stretchy="false">−</mo>
                              <munder accentunder="true">
                                <mrow>
                                  <msub>
                                    <mi>F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</mrow>
                          <mo stretchy="false">)</mo>
                        </mrow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row>
                        <mo stretchy="false">(</mo>
                        <mrow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F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  <mo stretchy="false">−</mo>
                            <munder accentunder="true">
                              <mrow>
                                <msub>
                                  <mi>F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</mrow>
                        <mo stretchy="false">)</mo>
                      </mrow>
                    </mrow>
                    <mo stretchy="false">)</mo>
                  </mrow>
                </mrow>
                <mo stretchy="false">)</mo>
              </mrow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widehat{dW_{n1}} = underline{Ep_{d}} . underline{n_{1}} ~ dlrarrow ~ contact
newline newline
widehat{dW_{n1}} &gt; underline{Ep_{d}} . underline{n_{1}} ~ dlrarrow ~ décollement
newline newline
avec widehat{dW_{n1}} = (({underline{widehat{W_{2}}}}^{old} - {underline{widehat{W_{1}}}}^{old}) +  dt.((circle{underline{W_{2}}} - circle{underline{W_{1}}}) + underline{underline{h_{2}}}.(underline{widehat{F_{2}}} - underline{F_{2}}) - underline{underline{h_{1}}}.(underline{widehat{F_{1}}} - underline{F_{1}}))) . underline{n_{1}}
newline</annotation>
  </semantics>
</math>
</file>

<file path=Object 29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=</mo>
                <munder accentunder="true">
                  <mrow>
                    <mover accent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under accentunder="true">
                <mrow>
                  <mn>0</mn>
                </mrow>
                <mo>̲</mo>
              </munder>
            </mrow>
          </mrow>
        </mtd>
      </mtr>
      <mtr>
        <mtd>
          <mrow/>
        </mtd>
      </mtr>
    </mtable>
    <annotation encoding="StarMath 5.0">newline
underline{widehat{F_{1}}} = underline{widehat{F_{2}}} = underline{0}
newline</annotation>
  </semantics>
</math>
</file>

<file path=Object 3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W</mi>
              </mrow>
              <mo stretchy="false">)</mo>
            </mrow>
            <mi/>
            <mi mathvariant="normal">:</mi>
            <mi/>
            <mrow>
              <mrow>
                <munder accentunder="true">
                  <mrow>
                    <mover accent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o stretchy="false">−</mo>
                <munder accentunder="true">
                  <mrow>
                    <mover accent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=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</mrow>
        </mtd>
      </mtr>
      <mtr>
        <mtd>
          <mrow/>
        </mtd>
      </mtr>
    </mtable>
    <annotation encoding="StarMath 5.0">newline 
(W) ~ : ~ underline{widehat{W_{2}}}-underline{widehat{W_{1}}}=underline{Ep_{d}}
newline</annotation>
  </semantics>
</math>
</file>

<file path=Object 30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 mathvariant="italic">H1</mi>
              </mrow>
              <mo stretchy="false">)</mo>
            </mrow>
            <mo stretchy="false">⇒</mo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−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under accentunder="true">
              <mrow>
                <msub>
                  <mi>F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row>
              <mo stretchy="false">(</mo>
              <mrow>
                <mi mathvariant="italic">H2</mi>
              </mrow>
              <mo stretchy="false">)</mo>
            </mrow>
            <mo stretchy="false">⇒</mo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sub>
                          <mi>W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 stretchy="false">̊</mo>
                </mover>
                <mo stretchy="false">−</mo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under accentunder="true">
              <mrow>
                <msub>
                  <mi>F</mi>
                  <mrow>
                    <mn>2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(H1) drarrow circle{underline{widehat{W_{1}}}} = circle{underline{W_{1}}} - underline{underline{h_{1}}}.underline{F_{1}}
newline newline
(H2) drarrow circle{underline{widehat{W_{2}}}} = circle{underline{W_{2}}} - underline{underline{h_{2}}}.underline{F_{2}}
newline</annotation>
  </semantics>
</math>
</file>

<file path=Object 31/content.xml><?xml version="1.0" encoding="utf-8"?>
<math xmlns="http://www.w3.org/1998/Math/MathML">
  <semantics>
    <mtable>
      <mtr>
        <mtd>
          <mrow/>
        </mtd>
      </mtr>
      <mtr>
        <mtd>
          <mrow>
            <mi mathvariant="italic">adhérence</mi>
            <mi/>
            <mi mathvariant="normal">:</mi>
            <mi/>
            <mrow>
              <mrow>
                <mo stretchy="false">∥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P</mi>
                              <mi>t</mi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</mrow>
                <mo stretchy="false">∥</mo>
              </mrow>
              <mo stretchy="false">&lt;</mo>
              <mi mathvariant="italic">f.</mi>
            </mrow>
            <mrow>
              <mo stretchy="false">∣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n>.</mn>
                  <munder accentunder="true">
                    <mrow>
                      <msub>
                        <mi>n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∣</mo>
            </mrow>
            <mi/>
            <mo stretchy="false">⇒</mo>
            <mi/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row>
                <mo stretchy="false">(</mo>
                <mrow>
                  <mrow>
                    <mrow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  <mo stretchy="false">−</mo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</mrow>
                    <mo stretchy="false">−</mo>
                    <munder accentunder="true">
                      <mrow>
                        <mover accent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 stretchy="false">̊</mo>
                        </mover>
                      </mrow>
                      <mo>̲</mo>
                    </munder>
                  </mrow>
                </mrow>
                <mo stretchy="false">)</mo>
              </mrow>
              <mo stretchy="false">=</mo>
              <munder accentunder="true">
                <mrow>
                  <mn>0</mn>
                </mrow>
                <mo>̲</mo>
              </munder>
            </mrow>
          </mrow>
        </mtd>
      </mtr>
      <mtr>
        <mtd>
          <mrow/>
        </mtd>
      </mtr>
      <mtr>
        <mtd>
          <mrow>
            <mi mathvariant="italic">glissement</mi>
            <mi/>
            <mi mathvariant="normal">:</mi>
            <mi/>
            <mrow>
              <mrow>
                <mo stretchy="false">∥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P</mi>
                              <mi>t</mi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</mrow>
                <mo stretchy="false">∥</mo>
              </mrow>
              <mo stretchy="false">=</mo>
              <mi mathvariant="italic">f.</mi>
            </mrow>
            <mrow>
              <mo stretchy="false">∣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n>.</mn>
                  <munder accentunder="true">
                    <mrow>
                      <msub>
                        <mi>n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∣</mo>
            </mrow>
            <mi/>
            <mo stretchy="false">⇒</mo>
            <mi/>
            <mo stretchy="false">∃</mo>
            <mrow>
              <mi>a</mi>
              <mo stretchy="false">&gt;</mo>
              <mrow>
                <mn>0</mn>
                <mo stretchy="false">/</mo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row>
                <mo stretchy="false">(</mo>
                <mrow>
                  <mrow>
                    <mrow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  <mo stretchy="false">−</mo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</mrow>
                    <mo stretchy="false">−</mo>
                    <munder accentunder="true">
                      <mrow>
                        <mover accent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 stretchy="false">̊</mo>
                        </mover>
                      </mrow>
                      <mo>̲</mo>
                    </munder>
                  </mrow>
                </mrow>
                <mo stretchy="false">)</mo>
              </mrow>
              <mo stretchy="false">=</mo>
              <mi>a</mi>
            </mrow>
            <mn>.</mn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over accent="true">
              <mrow>
                <munder accentunder="true">
                  <mrow>
                    <mi>F</mi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  <mtr>
        <mtd>
          <mrow>
            <mi mathvariant="italic">avec</mi>
            <mrow>
              <munder accentunder="true">
                <mrow>
                  <munder accentunder="true">
                    <mrow>
                      <msub>
                        <mi>P</mi>
                        <mi>t</mi>
                      </msub>
                    </mrow>
                    <mo>̲</mo>
                  </munder>
                </mrow>
                <mo>̲</mo>
              </munder>
              <mo stretchy="false">≤</mo>
              <mi mathvariant="italic">projecteur</mi>
            </mrow>
            <mi mathvariant="italic">tangentiel</mi>
            <mi mathvariant="italic">de</mi>
            <mi>l</mi>
            <mi>'</mi>
            <mi mathvariant="italic">interface</mi>
          </mrow>
        </mtd>
      </mtr>
      <mtr>
        <mtd>
          <mrow/>
        </mtd>
      </mtr>
    </mtable>
    <annotation encoding="StarMath 5.0">newline
adhérence ~ : ~ ldline {underline{underline{P_t}}.underline{widehat{F_{1}}}} rdline &lt; f. lline {underline{widehat{F_{1}}}.underline{n_{1}}} rline ~ drarrow ~ underline{underline{P_{t}}} . (circle{widehat{underline{W_{2}}}} - circle{widehat{underline{W_{1}}}} - underline{circle{Ep_{d}}}) = underline{0}
newline newline
glissement ~ : ~ ldline {underline{underline{P_t}}.underline{widehat{F_{1}}}} rdline = f. lline {underline{widehat{F_{1}}}.underline{n_{1}}} rline ~ drarrow ~ exists a &gt; 0 / underline{underline{P_{t}}} . (circle{widehat{underline{W_{2}}}} - circle{widehat{underline{W_{1}}}} - underline{circle{Ep_{d}}}) = a . underline{underline{P_t}} . widehat{underline{F}}
newline newline
avec underline{underline{P_t}} le projecteur tangentiel de l'interface
newline </annotation>
  </semantics>
</math>
</file>

<file path=Object 3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+</mo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n>0</mn>
            </mrow>
          </mrow>
        </mtd>
      </mtr>
      <mtr>
        <mtd>
          <mrow/>
        </mtd>
      </mtr>
    </mtable>
    <annotation encoding="StarMath 5.0">newline
(underline{widehat{F_{1}}} + underline{widehat{F_{2}}}) . underline{n_{1}} = 0
newline</annotation>
  </semantics>
</math>
</file>

<file path=Object 33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</mrow>
              <mo stretchy="false">)</mo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under accentunder="true">
                <mrow>
                  <msub>
                    <mi mathvariant="italic">Ep</mi>
                    <mrow>
                      <mi>d</mi>
                    </mrow>
                  </msub>
                </mrow>
                <mo>̲</mo>
              </mund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
(underline{widehat{W_{2}}} - underline{widehat{W_{1}}}) . underline{n_{1}} = underline{Ep_{d}} . underline{n_{1}}
newline </annotation>
  </semantics>
</math>
</file>

<file path=Object 34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−</mo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</mrow>
                  </mrow>
                  <mo stretchy="false">)</mo>
                </mrow>
              </mrow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row>
                <mo stretchy="false">(</mo>
                <mrow>
                  <mrow>
                    <munder accentunder="true">
                      <mrow>
                        <mover accent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  <mo stretchy="false">−</mo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</mrow>
                <mo stretchy="false">)</mo>
              </mrow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  <mo stretchy="false">−</mo>
                  <munder accentunder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>̲</mo>
                  </mund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h</mi>
                      <mrow>
                        <mn>2</mn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−</mo>
              <munder accentunder="true">
                <mrow>
                  <munder accentunder="true">
                    <mrow>
                      <msub>
                        <mi>h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</mrow>
                <mo stretchy="false">−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under accentunder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>̲</mo>
                      </munder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under accentunder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)</mo>
                </mrow>
              </mrow>
            </mrow>
          </mrow>
        </mtd>
      </mtr>
      <mtr>
        <mtd>
          <mrow/>
        </mtd>
      </mtr>
    </mtable>
    <annotation encoding="StarMath 5.0">newline
(circle{underline{widehat{W_{2}}}} - circle{underline{widehat{W_{1}}}}) - (circle{underline{W_{2}}} - circle{underline{W_{1}}}) = underline{underline{h_{2}}}.(underline{widehat{F_{2}}} - underline{F_{2}}) - underline{underline{h_{1}}}.(underline{widehat{F_{1}}} - underline{F_{1}})
newline newline
underline{underline{h_{2}}} . underline{widehat{F_{2}}} - underline{underline{h_{1}}} . underline{widehat{F_{1}}} = (circle{underline{widehat{W_{2}}}} - circle{underline{widehat{W_{1}}}}) -  (circle{underline{W_{2}}} - circle{underline{W_{1}}}) - (underline{underline{h_{2}}} . underline{F_{2}} - underline{underline{h_{1}}} . underline{F_{1}})
newline </annotation>
  </semantics>
</math>
</file>

<file path=Object 35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−</mo>
              <mrow>
                <mo stretchy="false">(</mo>
                <mrow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</mrow>
                <mo stretchy="false">)</mo>
              </mrow>
            </mrow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</mrow>
                <mo stretchy="false">−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under accentunder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>̲</mo>
                      </munder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under accentunder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1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</mrow>
                  <mo stretchy="false">−</mo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row>
                    <mo stretchy="false">(</mo>
                    <mrow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</mtable>
    <annotation encoding="StarMath 5.0">newline
- (underline{underline{h_{1}}} + underline{underline{h_{2}}}) . underline{widehat{F_{1}}} = (circle{underline{widehat{W_{2}}}} - circle{underline{widehat{W_{1}}}}) -  (circle{underline{W_{2}}} - circle{underline{W_{1}}}) - (underline{underline{h_{2}}} . underline{F_{2}} - underline{underline{h_{1}}} . underline{F_{1}})
newline newline
underline{widehat{F_{1}}} = - underline{underline{k_{12}}} . ((circle{underline{widehat{W_{2}}}} - circle{underline{widehat{W_{1}}}}) -  (circle{underline{W_{2}}} - circle{underline{W_{1}}}) - (underline{underline{h_{2}}} . underline{F_{2}} - underline{underline{h_{1}}} . underline{F_{1}})) ~~~ avec underline{underline{k_{12}}} = {(underline{underline{h_{1}}} + underline{underline{h_{2}}})}^{-1}
newline </annotation>
  </semantics>
</math>
</file>

<file path=Object 36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under accentunder="true">
              <mrow>
                <munder accentunder="true">
                  <mrow>
                    <msub>
                      <mi>k</mi>
                      <mrow>
                        <mn>12</mn>
                      </mrow>
                    </msub>
                  </mrow>
                  <mo>̲</mo>
                </munder>
              </mrow>
              <mo>̲</mo>
            </munder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2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over accent="true">
                                    <mrow>
                                      <msub>
                                        <mi>W</mi>
                                        <mrow>
                                          <mn>1</mn>
                                        </mrow>
                                      </msub>
                                    </mrow>
                                    <mo stretchy="false">̂</mo>
                                  </mover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−</mo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</mrow>
                      </mrow>
                      <mo stretchy="false">)</mo>
                    </mrow>
                  </mrow>
                  <mo stretchy="false">−</mo>
                  <mrow>
                    <mo stretchy="false">(</mo>
                    <mrow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row>
                    <mo stretchy="false">(</mo>
                    <mrow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o stretchy="false">+</mo>
                        <munder accentunder="true">
                          <mrow>
                            <munder accentunder="true">
                              <mrow>
                                <msub>
                                  <mi>h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</mtable>
    <annotation encoding="StarMath 5.0">newline
underline{underline{P_{t}}} . underline{widehat{F_{1}}} = - underline{underline{P_{t}}} . underline{underline{k_{12}}} . ((circle{underline{widehat{W_{2}}}} - circle{underline{widehat{W_{1}}}}) -  (circle{underline{W_{2}}} - circle{underline{W_{1}}}) - (underline{underline{h_{2}}} . underline{F_{2}} - underline{underline{h_{1}}} . underline{F_{1}})) ~~~ avec underline{underline{k_{12}}} = {(underline{underline{h_{1}}} + underline{underline{h_{2}}})}^{-1}
newline </annotation>
  </semantics>
</math>
</file>

<file path=Object 37/content.xml><?xml version="1.0" encoding="utf-8"?>
<math xmlns="http://www.w3.org/1998/Math/MathML">
  <semantics>
    <mtable>
      <mtr>
        <mtd>
          <mrow/>
        </mtd>
      </mtr>
      <mtr>
        <mtd>
          <mrow>
            <mrow>
              <munder accentunder="true">
                <mrow>
                  <munder accentunder="true">
                    <mrow>
                      <msub>
                        <mi>P</mi>
                        <mrow>
                          <mi>n</mi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i/>
            <mi>,</mi>
            <mi/>
            <mrow>
              <munder accentunder="true">
                <mrow>
                  <munder accentunder="true">
                    <mrow>
                      <msub>
                        <mi>P</mi>
                        <mrow>
                          <mi>t</mi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</mrow>
        </mtd>
      </mtr>
      <mtr>
        <mtd>
          <mrow/>
        </mtd>
      </mtr>
      <mtr>
        <mtd>
          <mrow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sub>
                          <mi>k</mi>
                          <mrow>
                            <mi mathvariant="italic">n1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1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1</mi>
                          </mrow>
                        </msub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i/>
            <mi>,</mi>
            <mi/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sub>
                          <mi>k</mi>
                          <mrow>
                            <mi mathvariant="italic">n2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2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2</mi>
                          </mrow>
                        </msub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</mrow>
        </mtd>
      </mtr>
      <mtr>
        <mtd>
          <mrow/>
        </mtd>
      </mtr>
      <mtr>
        <mtd>
          <mrow>
            <mrow>
              <mrow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  <mo stretchy="false">=</mo>
                <msup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  <mrow>
                    <mrow>
                      <mo stretchy="false">−</mo>
                      <mn>1</mn>
                    </mrow>
                  </mrow>
                </msup>
              </mrow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n1</mi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t1</mi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t1</mi>
                            </mrow>
                          </msub>
                        </mrow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i/>
            <mi>,</mi>
            <mi/>
            <mrow>
              <mrow>
                <munder accentunder="true">
                  <mrow>
                    <munder accentunder="true">
                      <mrow>
                        <msub>
                          <mi>h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  <mo stretchy="false">=</mo>
                <msup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  <mrow>
                    <mrow>
                      <mo stretchy="false">−</mo>
                      <mn>1</mn>
                    </mrow>
                  </mrow>
                </msup>
              </mrow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n2</mi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t2</mi>
                            </mrow>
                          </msub>
                        </mrow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row>
                          <mn>1</mn>
                          <mo stretchy="false">/</mo>
                          <msub>
                            <mi>k</mi>
                            <mrow>
                              <mi mathvariant="italic">t2</mi>
                            </mrow>
                          </msub>
                        </mrow>
                      </mrow>
                    </mtd>
                  </mtr>
                </mtable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</mrow>
        </mtd>
      </mtr>
      <mtr>
        <mtd>
          <mrow/>
        </mtd>
      </mtr>
    </mtable>
    <annotation encoding="StarMath 5.0">newline 
underline{underline{P_{n}}} = underline{underline{P}} . left [ stack{1 # 0 # 0} ~ stack{0 # 0 # 0} ~ stack{0 # 0 # 0} right ] . {underline{underline{P}}}^{-1}
~ , ~ 
underline{underline{P_{t}}} = underline{underline{P}} . left [ stack{0 # 0 # 0} ~ stack{0 # 1 # 0} ~ stack{0 # 0 # 1} right ] . {underline{underline{P}}}^{-1}
newline newline 
underline{underline{k_{1}}} = underline{underline{P}} . left [ stack{k_{n1} # 0 # 0}  stack{0 # k_{t1} # 0} stack{0 # 0 # k_{t1}} right ] . {underline{underline{P}}}^{-1} 
~ , ~ 
underline{underline{k_{2}}} = underline{underline{P}} . left [ stack{k_{n2} # 0 # 0}  stack{0 # k_{t2} # 0} stack{0 # 0 # k_{t2}} right ] . {underline{underline{P}}}^{-1}
newline newline 
underline{underline{h_{1}}} = {underline{underline{k_{1}}}}^{-1} = underline{underline{P}} . left [ stack{1/k_{n1} # 0 # 0}  stack{0 # 1/k_{t1} # 0} stack{0 # 0 # 1/k_{t1}} right ] . {underline{underline{P}}}^{-1} 
~ , ~ 
underline{underline{h_{2}}} = {underline{underline{k_{2}}}}^{-1} = underline{underline{P}} . left [ stack{1/k_{n2} # 0 # 0}  stack{0 # 1/k_{t2} # 0} stack{0 # 0 # 1/k_{t2}} right ] . {underline{underline{P}}}^{-1}
newline </annotation>
  </semantics>
</math>
</file>

<file path=Object 38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(" close=")">
              <mrow>
                <mfenced open="[" close="]">
                  <mrow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n>.</mn>
                <msup>
                  <mrow>
                    <mfenced open="(" close=")">
                      <mrow>
                        <mrow>
                          <mfenced open="[" close="]">
                            <mrow>
                              <mtable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n1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</mtable>
                              <mi/>
                              <mtable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t1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</mtable>
                              <mi/>
                              <mtable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t1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</mtable>
                            </mrow>
                          </mfenced>
                          <mo stretchy="false">+</mo>
                          <mfenced open="[" close="]">
                            <mrow>
                              <mtable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n2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</mtable>
                              <mi/>
                              <mtable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t2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</mtable>
                              <mi/>
                              <mtable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n>0</mn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row>
                                        <mn>1</mn>
                                        <mo stretchy="false">/</mo>
                                        <msub>
                                          <mi>k</mi>
                                          <mrow>
                                            <mi mathvariant="italic">t2</mi>
                                          </mrow>
                                        </msub>
                                      </mrow>
                                    </mrow>
                                  </mtd>
                                </mtr>
                              </mtable>
                            </mrow>
                          </mfenced>
                        </mrow>
                      </mrow>
                    </mfenced>
                  </mrow>
                  <mrow>
                    <mrow>
                      <mo stretchy="false">−</mo>
                      <mn>1</mn>
                    </mrow>
                  </mrow>
                </msup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(" close=")">
              <mrow>
                <mfenced open="[" close="]">
                  <mrow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</mtable>
                  </mrow>
                </mfenced>
                <mn>.</mn>
                <mfenced open="[" close="]">
                  <mrow>
                    <mtable>
                      <mtr>
                        <mtd>
                          <mrow>
                            <msub>
                              <mi>k</mi>
                              <mrow>
                                <mi mathvariant="italic">n12</mi>
                              </mrow>
                            </msub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sub>
                              <mi>k</mi>
                              <mrow>
                                <mi mathvariant="italic">t12</mi>
                              </mrow>
                            </msub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</mtable>
                    <mi/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sub>
                              <mi>k</mi>
                              <mrow>
                                <mi mathvariant="italic">t12</mi>
                              </mrow>
                            </msub>
                          </mrow>
                        </mtd>
                      </mtr>
                    </mtable>
                  </mrow>
                </mfenced>
              </mrow>
            </mfenced>
            <mn>.</mn>
            <msup>
              <mrow>
                <munder accentunder="true">
                  <mrow>
                    <munder accentunder="true">
                      <mrow>
                        <mi>P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i/>
            <mi mathvariant="italic">avec</mi>
            <mtable>
              <mtr>
                <mtd>
                  <mrow>
                    <mrow>
                      <mrow>
                        <msub>
                          <mi>k</mi>
                          <mrow>
                            <mi mathvariant="italic">n12</mi>
                          </mrow>
                        </msub>
                        <mo stretchy="false">=</mo>
                        <mfrac>
                          <mrow>
                            <mn>1</mn>
                          </mrow>
                          <mrow>
                            <mrow>
                              <msub>
                                <mi>h</mi>
                                <mrow>
                                  <mi mathvariant="italic">n1</mi>
                                </mrow>
                              </msub>
                              <mo stretchy="false">+</mo>
                              <msub>
                                <mi>h</mi>
                                <mrow>
                                  <mi mathvariant="italic">n2</mi>
                                </mrow>
                              </msub>
                            </mrow>
                          </mrow>
                        </mfrac>
                      </mrow>
                      <mo stretchy="false">=</mo>
                      <mfrac>
                        <mrow>
                          <msub>
                            <mi>k</mi>
                            <mrow>
                              <mi mathvariant="italic">n1</mi>
                            </mrow>
                          </msub>
                          <mn>.</mn>
                          <msub>
                            <mi>k</mi>
                            <mrow>
                              <mi mathvariant="italic">n2</mi>
                            </mrow>
                          </msub>
                        </mrow>
                        <mrow>
                          <mrow>
                            <msub>
                              <mi>k</mi>
                              <mrow>
                                <mi mathvariant="italic">n1</mi>
                              </mrow>
                            </msub>
                            <mo stretchy="false">+</mo>
                            <msub>
                              <mi>k</mi>
                              <mrow>
                                <mi mathvariant="italic">n2</mi>
                              </mrow>
                            </msub>
                          </mrow>
                        </mrow>
                      </mfrac>
                    </mrow>
                  </mrow>
                </mtd>
              </mtr>
              <mtr>
                <mtd>
                  <mrow>
                    <mrow>
                      <mrow>
                        <msub>
                          <mi>k</mi>
                          <mrow>
                            <mi mathvariant="italic">t12</mi>
                          </mrow>
                        </msub>
                        <mo stretchy="false">=</mo>
                        <mfrac>
                          <mrow>
                            <mn>1</mn>
                          </mrow>
                          <mrow>
                            <mrow>
                              <msub>
                                <mi>h</mi>
                                <mrow>
                                  <mi mathvariant="italic">t1</mi>
                                </mrow>
                              </msub>
                              <mo stretchy="false">+</mo>
                              <msub>
                                <mi>h</mi>
                                <mrow>
                                  <mi mathvariant="italic">t2</mi>
                                </mrow>
                              </msub>
                            </mrow>
                          </mrow>
                        </mfrac>
                      </mrow>
                      <mo stretchy="false">=</mo>
                      <mfrac>
                        <mrow>
                          <msub>
                            <mi>k</mi>
                            <mrow>
                              <mi mathvariant="italic">t1</mi>
                            </mrow>
                          </msub>
                          <mn>.</mn>
                          <msub>
                            <mi>k</mi>
                            <mrow>
                              <mi mathvariant="italic">t2</mi>
                            </mrow>
                          </msub>
                        </mrow>
                        <mrow>
                          <mrow>
                            <msub>
                              <mi>k</mi>
                              <mrow>
                                <mi mathvariant="italic">t1</mi>
                              </mrow>
                            </msub>
                            <mo stretchy="false">+</mo>
                            <msub>
                              <mi>k</mi>
                              <mrow>
                                <mi mathvariant="italic">t2</mi>
                              </mrow>
                            </msub>
                          </mrow>
                        </mrow>
                      </mfrac>
                    </mrow>
                  </mrow>
                </mtd>
              </mtr>
            </mtable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under accentunder="true">
                    <mrow>
                      <msub>
                        <mi>k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P</mi>
                    </mrow>
                    <mo>̲</mo>
                  </munder>
                </mrow>
                <mo>̲</mo>
              </munder>
            </mrow>
            <mn>.</mn>
            <mfenced open="[" close="]">
              <mrow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12</mi>
                          </mrow>
                        </msub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</mtable>
                <mi/>
                <mtable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n>0</mn>
                      </mrow>
                    </mtd>
                  </mtr>
                  <mtr>
                    <mtd>
                      <mrow>
                        <msub>
                          <mi>k</mi>
                          <mrow>
                            <mi mathvariant="italic">t12</mi>
                          </mrow>
                        </msub>
                      </mrow>
                    </mtd>
                  </mtr>
                </mtable>
              </mrow>
            </mfenced>
            <mn>.</mn>
            <mrow>
              <msup>
                <mrow>
                  <munder accentunder="true">
                    <mrow>
                      <munder accentunder="true">
                        <mrow>
                          <mi>P</mi>
                        </mrow>
                        <mo>̲</mo>
                      </munder>
                    </mrow>
                    <mo>̲</mo>
                  </munder>
                </mrow>
                <mrow>
                  <mrow>
                    <mo stretchy="false">−</mo>
                    <mn>1</mn>
                  </mrow>
                </mrow>
              </msup>
              <mo stretchy="false">=</mo>
              <msub>
                <mi>k</mi>
                <mrow>
                  <mi mathvariant="italic">t12</mi>
                </mrow>
              </msub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</mrow>
        </mtd>
      </mtr>
      <mtr>
        <mtd>
          <mrow/>
        </mtd>
      </mtr>
    </mtable>
    <annotation encoding="StarMath 5.0">newline 
underline{underline{P_{t}}} . underline{underline{k_{12}}} = underline{underline{P}} . left ( left [ stack{0 # 0 # 0} ~ stack{0 # 1 # 0} ~ stack{0 # 0 # 1} right ] . {left (left [ stack{1/k_{n1} # 0 # 0} ~ stack{0 # 1/k_{t1} # 0} ~ stack{0 # 0 # 1/k_{t1}} right ] + left [ stack{1/k_{n2} # 0 # 0} ~ stack{0 # 1/k_{t2} # 0} ~ stack{0 # 0 # 1/k_{t2}} right ] right ) }^{-1}  right ) .  {underline{underline{P}}}^{-1}
newline newline 
underline{underline{P_{t}}} . underline{underline{k_{12}}} = underline{underline{P}} . left ( left [ stack{0 # 0 # 0} ~ stack{0 # 1 # 0} ~ stack{0 # 0 # 1} right ] . left [ stack{k_{n12} # 0 # 0} ~ stack{0 # k_{t12} # 0} ~ stack{0 # 0 # k_{t12}} right ]  right ) .  {underline{underline{P}}}^{-1} ~~~ avec stack{k_{n12} = {1}over{h_{n1}+h_{n2}} = {k_{n1}.k_{n2}}over{k_{n1}+k_{n2}} # k_{t12} = {1}over{h_{t1}+h_{t2}} = {k_{t1}.k_{t2}}over{k_{t1}+k_{t2}}}
newline newline 
underline{underline{P_{t}}} . underline{underline{k_{12}}} = underline{underline{P}} . left [ stack{0 # 0 # 0} ~ stack{0 # k_{t12} # 0} ~ stack{0 # 0 # k_{t12}} right ] .  {underline{underline{P}}}^{-1} = k_{t12} . underline{underline{P_{t}}}
newline </annotation>
  </semantics>
</math>
</file>

<file path=Object 39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sub>
                  <mi>k</mi>
                  <mrow>
                    <mi mathvariant="italic">t12</mi>
                  </mrow>
                </msub>
              </mrow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h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under accentunder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>̲</mo>
                      </munder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h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under accentunder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 stretchy="false">)</mo>
                </mrow>
              </mrow>
              <mo stretchy="false">)</mo>
            </mrow>
            <mi/>
            <mi mathvariant="italic">avec</mi>
            <mrow>
              <msub>
                <mi>k</mi>
                <mrow>
                  <mi mathvariant="italic">t12</mi>
                </mrow>
              </msub>
              <mo stretchy="false">=</mo>
              <mfrac>
                <mrow>
                  <msub>
                    <mi>k</mi>
                    <mrow>
                      <mi mathvariant="italic">t1</mi>
                    </mrow>
                  </msub>
                  <mn>.</mn>
                  <msub>
                    <mi>k</mi>
                    <mrow>
                      <mi mathvariant="italic">t2</mi>
                    </mrow>
                  </msub>
                </mrow>
                <mrow>
                  <mrow>
                    <msub>
                      <mi>k</mi>
                      <mrow>
                        <mi mathvariant="italic">t1</mi>
                      </mrow>
                    </msub>
                    <mo stretchy="false">+</mo>
                    <msub>
                      <mi>k</mi>
                      <mrow>
                        <mi mathvariant="italic">t2</mi>
                      </mrow>
                    </msub>
                  </mrow>
                </mrow>
              </mfrac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sub>
                  <mi>k</mi>
                  <mrow>
                    <mi mathvariant="italic">t12</mi>
                  </mrow>
                </msub>
              </mrow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underline{underline{P_{t}}} . underline{widehat{F_{1}}} = - k_{t12} . (underline{underline{P_{t}}} . (circle{underline{widehat{W_{2}}}} - circle{underline{widehat{W_{1}}}}) - underline{underline{P_{t}}} . (circle{underline{W_{2}}} - circle{underline{W_{1}}}) + underline{underline{P_{t}}} . (underline{underline{h_{2}}} . underline{F_{2}} - underline{underline{h_{1}}} . underline{F_{1}})) ~~~ avec k_{t12} = {k_{t1}.k_{t2}}over{k_{t1}+k_{t2}}
newline newline
underline{underline{P_{t}}} . underline{widehat{F_{1}}} = - k_{t12} . (underline{underline{P_{t}}} . (circle{underline{widehat{W_{2}}}} - circle{underline{widehat{W_{1}}}}) - underline{underline{P_{t}}} . (circle{underline{W_{2}}} - circle{underline{W_{1}}}) + (h_{t2} . underline{underline{P_{t}}} . underline{F_{2}} - h_{t1} . underline{underline{P_{t}}} . underline{F_{1}}))
newline </annotation>
  </semantics>
</math>
</file>

<file path=Object 4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i>K</mi>
              </mrow>
              <mo stretchy="false">)</mo>
            </mrow>
            <mi/>
            <mi mathvariant="normal">:</mi>
            <mi/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i>K</mi>
                    </mrow>
                    <mo>̲</mo>
                  </munder>
                </mrow>
                <mo>̲</mo>
              </munder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 
(K) ~ : ~ underline{widehat{F_{1}}} = underline{underline{K}}.underline{Ep_{elas}}
newline</annotation>
  </semantics>
</math>
</file>

<file path=Object 40/content.xml><?xml version="1.0" encoding="utf-8"?>
<math xmlns="http://www.w3.org/1998/Math/MathML">
  <semantics>
    <mtable>
      <mtr>
        <mtd>
          <mrow/>
        </mtd>
      </mtr>
      <mtr>
        <mtd>
          <mrow>
            <mover accent="true">
              <mrow>
                <munder accentunder="true">
                  <mrow>
                    <mover accent="true">
                      <mrow>
                        <msub>
                          <mi>W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̊</mo>
            </mover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k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)</mo>
            </mrow>
            <mn>.</mn>
            <munder accentunder="true">
              <mrow>
                <msub>
                  <mi>n</mi>
                  <mn>1</mn>
                </msub>
              </mrow>
              <mo>̲</mo>
            </munder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o stretchy="false">(</mo>
                  <mrow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</mrow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+</mo>
              <mover accent="true">
                <mrow>
                  <munder accentunder="true">
                    <mrow>
                      <msup>
                        <mi mathvariant="italic">Ep</mi>
                        <mrow>
                          <mi>d</mi>
                        </mrow>
                      </msup>
                    </mrow>
                    <mo>̲</mo>
                  </munder>
                </mrow>
                <mo stretchy="false">̊</mo>
              </mover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under accentunder="true">
              <mrow>
                <mover accent="true">
                  <mrow>
                    <msub>
                      <mi>F</mi>
                      <mrow>
                        <mn>1</mn>
                      </mrow>
                    </msub>
                  </mrow>
                  <mo stretchy="false">̂</mo>
                </mover>
              </mrow>
              <mo>̲</mo>
            </munder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row>
                <mo stretchy="false">(</mo>
                <mrow>
                  <mrow>
                    <munder accentunder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  <mn>.</mn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</mrow>
                <mo stretchy="false">)</mo>
              </mrow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  <mtr>
        <mtd>
          <mrow>
            <munder accentunder="true">
              <mrow>
                <mover accent="true">
                  <mrow>
                    <msub>
                      <mi>F</mi>
                      <mrow>
                        <mn>2</mn>
                      </mrow>
                    </msub>
                  </mrow>
                  <mo stretchy="false">̂</mo>
                </mover>
              </mrow>
              <mo>̲</mo>
            </munder>
            <mn>.</mn>
            <mrow>
              <munder accentunder="true">
                <mrow>
                  <msub>
                    <mi>n</mi>
                    <mrow>
                      <mn>1</mn>
                    </mrow>
                  </msub>
                </mrow>
                <mo>̲</mo>
              </munder>
              <mo stretchy="false">=</mo>
              <mrow>
                <mo stretchy="false">(</mo>
                <mrow>
                  <mrow>
                    <munder accentunder="true">
                      <mrow>
                        <msub>
                          <mi>F</mi>
                          <mrow>
                            <mn>2</mn>
                          </mrow>
                        </msub>
                      </mrow>
                      <mo>̲</mo>
                    </munder>
                    <mo stretchy="false">+</mo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</mrow>
                  <mn>.</mn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over accent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 stretchy="false">̂</mo>
                                </mover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</mrow>
                <mo stretchy="false">)</mo>
              </mrow>
            </mrow>
            <mn>.</mn>
            <munder accentunder="true">
              <mrow>
                <msub>
                  <mi>n</mi>
                  <mrow>
                    <mn>1</mn>
                  </mrow>
                </msub>
              </mrow>
              <mo>̲</mo>
            </munder>
          </mrow>
        </mtd>
      </mtr>
      <mtr>
        <mtd>
          <mrow/>
        </mtd>
      </mtr>
    </mtable>
    <annotation encoding="StarMath 5.0">newline 
circle{underline{widehat{W_{1}}}} . underline{n_{1}} = underline{underline{h_{12}}}.( (underline{underline{k_{1}}}.circle{underline{W_{1}}}+underline{underline{k_{2}}}.circle{underline{W_{2}}}) - (underline{F_{1}}+underline{F_{2}})-underline{underline{k_{2}}}.circle{underline{Ep_{d}}}) . underline{n_1} ~ ~ ~ avec underline{underline{h_{12}}} = (underline{underline{k_{1}}}+underline{underline{k_{2}}})^{-1}
newline newline
circle{underline{widehat{W_{2}}}} = circle{underline{widehat{W_{1}}}} . underline{n_{1}} + circle{underline{Ep^{d}}} . underline{n_{1}}
newline newline 
underline{widehat{F_{1}}} . underline{n_{1}} = (underline{F_{1}} + underline{underline{k_{1}}}.(circle{underline{widehat{W_{1}}}}-circle{underline{W_{1}}})) . underline{n_{1}}
newline newline 
underline{widehat{F_{2}}} . underline{n_{1}} = (underline{F_{2}} + underline{underline{k_{2}}}.(circle{underline{widehat{W_{2}}}}-circle{underline{W_{2}}})) . underline{n_{1}}
newline</annotation>
  </semantics>
</math>
</file>

<file path=Object 41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o stretchy="false">−</mo>
                <msub>
                  <mi>k</mi>
                  <mrow>
                    <mi mathvariant="italic">t12</mi>
                  </mrow>
                </msub>
              </mrow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 mathvariant="italic">Ep</mi>
                                  <mi>d</mi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+</mo>
                        <mi>a</mi>
                      </mrow>
                      <mn>.</mn>
                      <munder accentunder="true">
                        <mrow>
                          <mover accent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)</mo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+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frac>
                <mrow>
                  <msub>
                    <mi>k</mi>
                    <mn>12</mn>
                  </msub>
                </mrow>
                <mrow>
                  <mrow>
                    <mn>1</mn>
                    <mo stretchy="false">+</mo>
                    <msub>
                      <mi>k</mi>
                      <mn>12</mn>
                    </msub>
                  </mrow>
                  <mn>.</mn>
                  <mi>a</mi>
                </mrow>
              </mfrac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row>
                <mo stretchy="false">∥</mo>
                <mrow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  <mn>.</mn>
                  <munder accentunder="true">
                    <mrow>
                      <mover accent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∥</mo>
              </mrow>
              <mo stretchy="false">=</mo>
              <mfrac>
                <mrow>
                  <mn>1</mn>
                </mrow>
                <mrow>
                  <mrow>
                    <mn>1</mn>
                    <mo stretchy="false">+</mo>
                    <msub>
                      <mi>k</mi>
                      <mn>12</mn>
                    </msub>
                  </mrow>
                  <mn>.</mn>
                  <mi>a</mi>
                </mrow>
              </mfrac>
            </mrow>
            <mn>.</mn>
            <mrow>
              <mo stretchy="false">∥</mo>
              <mrow>
                <msub>
                  <mi>k</mi>
                  <mn>12</mn>
                </msub>
                <mn>.</mn>
                <mrow>
                  <mo stretchy="false">(</mo>
                  <mrow>
                    <mrow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 mathvariant="italic">Ep</mi>
                                <mi>d</mi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row>
                      <mrow>
                        <mo stretchy="false">(</mo>
                        <mrow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  <mo stretchy="false">−</mo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sub>
                            <mi>h</mi>
                            <mrow>
                              <mi mathvariant="italic">t2</mi>
                            </mrow>
                          </msub>
                          <mn>.</mn>
                          <munder accentunder="true">
                            <mrow>
                              <munder accentunder="true">
                                <mrow>
                                  <msub>
                                    <mi>P</mi>
                                    <mrow>
                                      <mi>t</mi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row>
                            <munder accentunder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  <mo stretchy="false">−</mo>
                            <msub>
                              <mi>h</mi>
                              <mrow>
                                <mi mathvariant="italic">t1</mi>
                              </mrow>
                            </msub>
                          </mrow>
                          <mn>.</mn>
                          <munder accentunder="true">
                            <mrow>
                              <munder accentunder="true">
                                <mrow>
                                  <msub>
                                    <mi>P</mi>
                                    <mrow>
                                      <mi>t</mi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)</mo>
                      </mrow>
                    </mrow>
                  </mrow>
                  <mo stretchy="false">)</mo>
                </mrow>
              </mrow>
              <mo stretchy="false">∥</mo>
            </mrow>
          </mrow>
        </mtd>
      </mtr>
      <mtr>
        <mtd>
          <mrow/>
        </mtd>
      </mtr>
      <mtr>
        <mtd>
          <mrow>
            <mrow>
              <mo stretchy="false">∥</mo>
              <mrow>
                <munder accentunder="true">
                  <mrow>
                    <munder accentunder="true">
                      <mrow>
                        <msub>
                          <mi>P</mi>
                          <mrow>
                            <mi>t</mi>
                          </mrow>
                        </msub>
                      </mrow>
                      <mo>̲</mo>
                    </munder>
                  </mrow>
                  <mo>̲</mo>
                </munder>
                <mn>.</mn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</mrow>
              <mo stretchy="false">∥</mo>
            </mrow>
            <mrow>
              <mi/>
              <mo stretchy="false">≤</mo>
              <mi/>
            </mrow>
            <mrow>
              <mo stretchy="false">∥</mo>
              <mrow>
                <msub>
                  <mi>k</mi>
                  <mn>12</mn>
                </msub>
                <mn>.</mn>
                <mrow>
                  <mo stretchy="false">(</mo>
                  <mrow>
                    <mrow>
                      <mo stretchy="false">−</mo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 mathvariant="italic">Ep</mi>
                                <mi>d</mi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row>
                      <mrow>
                        <mo stretchy="false">(</mo>
                        <mrow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  <mo stretchy="false">−</mo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̊</mo>
                            </mover>
                          </mrow>
                        </mrow>
                        <mo stretchy="false">)</mo>
                      </mrow>
                      <mo stretchy="false">−</mo>
                      <mrow>
                        <mo stretchy="false">(</mo>
                        <mrow>
                          <msub>
                            <mi>h</mi>
                            <mrow>
                              <mi mathvariant="italic">t2</mi>
                            </mrow>
                          </msub>
                          <mn>.</mn>
                          <munder accentunder="true">
                            <mrow>
                              <munder accentunder="true">
                                <mrow>
                                  <msub>
                                    <mi>P</mi>
                                    <mrow>
                                      <mi>t</mi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row>
                            <munder accentunder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  <mo stretchy="false">−</mo>
                            <msub>
                              <mi>h</mi>
                              <mrow>
                                <mi mathvariant="italic">t1</mi>
                              </mrow>
                            </msub>
                          </mrow>
                          <mn>.</mn>
                          <munder accentunder="true">
                            <mrow>
                              <munder accentunder="true">
                                <mrow>
                                  <msub>
                                    <mi>P</mi>
                                    <mrow>
                                      <mi>t</mi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  <mn>.</mn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)</mo>
                      </mrow>
                    </mrow>
                  </mrow>
                  <mo stretchy="false">)</mo>
                </mrow>
              </mrow>
              <mo stretchy="false">∥</mo>
            </mrow>
            <mrow>
              <mi/>
              <mo stretchy="false">=</mo>
              <mi/>
            </mrow>
            <mrow>
              <mo stretchy="false">∥</mo>
              <mrow>
                <munder accentunder="true">
                  <mrow>
                    <mi>T</mi>
                  </mrow>
                  <mo>̲</mo>
                </munder>
              </mrow>
              <mo stretchy="false">∥</mo>
            </mrow>
          </mrow>
        </mtd>
      </mtr>
      <mtr>
        <mtd>
          <mrow/>
        </mtd>
      </mtr>
    </mtable>
    <annotation encoding="StarMath 5.0">newline
underline{underline{P_{t}}} . underline{widehat{F_{1}}} = - k_{t12} . (underline{underline{P_{t}}} . (circle{underline{Ep_d}} + a . underline{widehat{F_{1}}}) - underline{underline{P_{t}}} . (circle{underline{W_{2}}} - circle{underline{W_{1}}}) + (h_{t2} . underline{underline{P_{t}}} . underline{F_{2}} - h_{t1} . underline{underline{P_{t}}} . underline{F_{1}}))
newline newline
(1 + k_12 . a) . underline{underline{P_{t}}} . underline{widehat{F_{1}}} = k_{t12} . ( - underline{underline{P_{t}}} . circle{underline{Ep_d}} + underline{underline{P_{t}}} . (circle{underline{W_{2}}} - circle{underline{W_{1}}}) + (h_{t2} . underline{underline{P_{t}}} . underline{F_{2}} - h_{t1} . underline{underline{P_{t}}} . underline{F_{1}}))
newline newline
underline{underline{P_{t}}} . underline{widehat{F_{1}}} = {k_12}over{1 + k_12 . a} . ( - underline{underline{P_{t}}} . circle{underline{Ep_d}} + underline{underline{P_{t}}} . (circle{underline{W_{2}}} - circle{underline{W_{1}}}) - (h_{t2} . underline{underline{P_{t}}} . underline{F_{2}} - h_{t1} . underline{underline{P_{t}}} . underline{F_{1}}))
newline newline
ldline underline{underline{P_{t}}} . underline{widehat{F_{1}}} rdline = {1}over{1 + k_12 . a} . ldline k_12 . ( - underline{underline{P_{t}}} . circle{underline{Ep_d}} + underline{underline{P_{t}}} . (circle{underline{W_{2}}} - circle{underline{W_{1}}}) - (h_{t2} . underline{underline{P_{t}}} . underline{F_{2}} - h_{t1} . underline{underline{P_{t}}} . underline{F_{1}})) rdline
newline newline
ldline underline{underline{P_{t}}} . underline{widehat{F_{1}}} rdline ~ &lt;= ~ ldline k_12 . ( - underline{underline{P_{t}}} . circle{underline{Ep_d}} + underline{underline{P_{t}}} . (circle{underline{W_{2}}} - circle{underline{W_{1}}}) - (h_{t2} . underline{underline{P_{t}}} . underline{F_{2}} - h_{t1} . underline{underline{P_{t}}} . underline{F_{1}})) rdline ~ = ~ ldline underline{T} rdline
newline </annotation>
  </semantics>
</math>
</file>

<file path=Object 4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o stretchy="false">∥</mo>
                <mrow>
                  <munder accentunder="true">
                    <mrow>
                      <mi>T</mi>
                    </mrow>
                    <mo>̲</mo>
                  </munder>
                </mrow>
                <mo stretchy="false">∥</mo>
              </mrow>
              <mo stretchy="false">&lt;</mo>
              <mi>f</mi>
            </mrow>
            <mn>.</mn>
            <mrow>
              <mo stretchy="false">∣</mo>
              <mrow>
                <mover accent="true">
                  <mrow>
                    <munder accentunder="true">
                      <mrow>
                        <msub>
                          <mi>F</mi>
                          <mn>1</mn>
                        </msub>
                      </mrow>
                      <mo>̲</mo>
                    </munder>
                  </mrow>
                  <mo stretchy="false">̂</mo>
                </mover>
                <mn>.</mn>
                <munder accentunder="true">
                  <mrow>
                    <msub>
                      <mi>n</mi>
                      <mn>1</mn>
                    </msub>
                  </mrow>
                  <mo>̲</mo>
                </munder>
              </mrow>
              <mo stretchy="false">∣</mo>
            </mrow>
            <mi/>
            <mo stretchy="false">⇒</mo>
            <mrow>
              <mrow>
                <mo stretchy="false">∥</mo>
                <mrow>
                  <munder accentunder="true">
                    <mrow>
                      <munder accentunder="true">
                        <mrow>
                          <msub>
                            <mi>P</mi>
                            <mi>t</mi>
                          </msub>
                        </mrow>
                        <mo>̲</mo>
                      </munder>
                    </mrow>
                    <mo>̲</mo>
                  </munder>
                  <mn>.</mn>
                  <mover accent="true">
                    <mrow>
                      <munder accentunder="true">
                        <mrow>
                          <msub>
                            <mi>F</mi>
                            <mn>1</mn>
                          </msub>
                        </mrow>
                        <mo>̲</mo>
                      </munder>
                    </mrow>
                    <mo stretchy="false">̂</mo>
                  </mover>
                </mrow>
                <mo stretchy="false">∥</mo>
              </mrow>
              <mo stretchy="false">&lt;</mo>
              <mi>f</mi>
            </mrow>
            <mn>.</mn>
            <mrow>
              <mo stretchy="false">∣</mo>
              <mrow>
                <mover accent="true">
                  <mrow>
                    <munder accentunder="true">
                      <mrow>
                        <msub>
                          <mi>F</mi>
                          <mn>1</mn>
                        </msub>
                      </mrow>
                      <mo>̲</mo>
                    </munder>
                  </mrow>
                  <mo stretchy="false">̂</mo>
                </mover>
                <mn>.</mn>
                <munder accentunder="true">
                  <mrow>
                    <msub>
                      <mi>n</mi>
                      <mn>1</mn>
                    </msub>
                  </mrow>
                  <mo>̲</mo>
                </munder>
              </mrow>
              <mo stretchy="false">∣</mo>
            </mrow>
            <mi/>
            <mi mathvariant="italic">i.e.</mi>
            <mi mathvariant="italic">adhérence</mi>
          </mrow>
        </mtd>
      </mtr>
      <mtr>
        <mtd>
          <mrow/>
        </mtd>
      </mtr>
      <mtr>
        <mtd>
          <mrow>
            <mrow>
              <mrow>
                <mo stretchy="false">∥</mo>
                <mrow>
                  <munder accentunder="true">
                    <mrow>
                      <mi>T</mi>
                    </mrow>
                    <mo>̲</mo>
                  </munder>
                </mrow>
                <mo stretchy="false">∥</mo>
              </mrow>
              <mo stretchy="false">≥</mo>
              <mi>f</mi>
            </mrow>
            <mn>.</mn>
            <mrow>
              <mo stretchy="false">∣</mo>
              <mrow>
                <mover accent="true">
                  <mrow>
                    <munder accentunder="true">
                      <mrow>
                        <msub>
                          <mi>F</mi>
                          <mn>1</mn>
                        </msub>
                      </mrow>
                      <mo>̲</mo>
                    </munder>
                  </mrow>
                  <mo stretchy="false">̂</mo>
                </mover>
                <mn>.</mn>
                <munder accentunder="true">
                  <mrow>
                    <msub>
                      <mi>n</mi>
                      <mn>1</mn>
                    </msub>
                  </mrow>
                  <mo>̲</mo>
                </munder>
              </mrow>
              <mo stretchy="false">∣</mo>
            </mrow>
            <mi/>
            <mo stretchy="false">⇒</mo>
            <mrow>
              <mrow>
                <mo stretchy="false">∥</mo>
                <mrow>
                  <munder accentunder="true">
                    <mrow>
                      <munder accentunder="true">
                        <mrow>
                          <msub>
                            <mi>P</mi>
                            <mi>t</mi>
                          </msub>
                        </mrow>
                        <mo>̲</mo>
                      </munder>
                    </mrow>
                    <mo>̲</mo>
                  </munder>
                  <mn>.</mn>
                  <mover accent="true">
                    <mrow>
                      <munder accentunder="true">
                        <mrow>
                          <msub>
                            <mi>F</mi>
                            <mn>1</mn>
                          </msub>
                        </mrow>
                        <mo>̲</mo>
                      </munder>
                    </mrow>
                    <mo stretchy="false">̂</mo>
                  </mover>
                </mrow>
                <mo stretchy="false">∥</mo>
              </mrow>
              <mo stretchy="false">≥</mo>
              <mi>f</mi>
            </mrow>
            <mn>.</mn>
            <mrow>
              <mo stretchy="false">∣</mo>
              <mrow>
                <mover accent="true">
                  <mrow>
                    <munder accentunder="true">
                      <mrow>
                        <msub>
                          <mi>F</mi>
                          <mn>1</mn>
                        </msub>
                      </mrow>
                      <mo>̲</mo>
                    </munder>
                  </mrow>
                  <mo stretchy="false">̂</mo>
                </mover>
                <mn>.</mn>
                <munder accentunder="true">
                  <mrow>
                    <msub>
                      <mi>n</mi>
                      <mn>1</mn>
                    </msub>
                  </mrow>
                  <mo>̲</mo>
                </munder>
              </mrow>
              <mo stretchy="false">∣</mo>
            </mrow>
            <mi/>
            <mi mathvariant="italic">i.e.</mi>
            <mi/>
            <mi mathvariant="italic">glissement</mi>
            <mi/>
            <mrow>
              <mo stretchy="false">(</mo>
              <mrow>
                <mi mathvariant="italic">par</mi>
                <mi/>
                <mi mathvariant="italic">contraposée</mi>
              </mrow>
              <mo stretchy="false">)</mo>
            </mrow>
          </mrow>
        </mtd>
      </mtr>
      <mtr>
        <mtd>
          <mrow/>
        </mtd>
      </mtr>
    </mtable>
    <annotation encoding="StarMath 5.0">newline 
ldline underline{T} rdline &lt; f . lline widehat{underline{F_1}} . underline{n_1} rline ~ drarrow ldline underline{underline{P_t}} . widehat{underline{F_1}} rdline &lt; f . lline widehat{underline{F_1}} . underline{n_1} rline ~ i.e. adhérence
newline newline 
ldline underline{T} rdline &gt;= f . lline widehat{underline{F_1}} . underline{n_1} rline ~ drarrow ldline underline{underline{P_t}} . widehat{underline{F_1}} rdline &gt;= f . lline widehat{underline{F_1}} . underline{n_1} rline ~ i.e. ~ glissement ~ (par ~ contraposée)
newline </annotation>
  </semantics>
</math>
</file>

<file path=Object 43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row>
                  <mrow>
                    <mrow>
                      <mo stretchy="false">(</mo>
                      <mrow>
                        <munder accentunder="true">
                          <mrow>
                            <munder accentunder="true">
                              <mrow>
                                <msub>
                                  <mi>k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>̲</mo>
                        </munder>
                        <mn>.</mn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̊</mo>
                          </mover>
                          <mo stretchy="false">+</mo>
                          <munder accentunder="true">
                            <mrow>
                              <munder accentunder="true">
                                <mrow>
                                  <msub>
                                    <mi>k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>̲</mo>
                          </munder>
                        </mrow>
                        <mn>.</mn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  <mo stretchy="false">)</mo>
                    </mrow>
                    <mo stretchy="false">−</mo>
                    <mrow>
                      <mo stretchy="false">(</mo>
                      <mrow>
                        <mrow>
                          <munder accentunder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  <mo stretchy="false">+</mo>
                          <munder accentunder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</mrow>
                      <mo stretchy="false">)</mo>
                    </mrow>
                  </mrow>
                  <mo stretchy="false">−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  <mo stretchy="false">)</mo>
            </mrow>
            <mi/>
            <mi mathvariant="italic">avec</mi>
            <mrow>
              <munder accentunder="true">
                <mrow>
                  <munder accentunder="true">
                    <mrow>
                      <msub>
                        <mi>h</mi>
                        <mrow>
                          <mn>12</mn>
                        </mrow>
                      </msub>
                    </mrow>
                    <mo>̲</mo>
                  </munder>
                </mrow>
                <mo>̲</mo>
              </munder>
              <mo stretchy="false">=</mo>
              <msup>
                <mrow>
                  <mo stretchy="false">(</mo>
                  <mrow>
                    <mrow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+</mo>
                <mover accent="true">
                  <mrow>
                    <munder accentunder="true">
                      <mrow>
                        <msup>
                          <mi mathvariant="italic">Ep</mi>
                          <mrow>
                            <mi>d</mi>
                          </mrow>
                        </msup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under accentunder="true">
                  <mrow>
                    <msub>
                      <mi>F</mi>
                      <mrow>
                        <mn>1</mn>
                      </mrow>
                    </msub>
                  </mrow>
                  <mo>̲</mo>
                </munder>
                <mo stretchy="false">+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1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under accentunder="true">
                <mrow>
                  <mover accent="true">
                    <mrow>
                      <msub>
                        <mi>F</mi>
                        <mrow>
                          <mn>2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row>
                <munder accentunder="true">
                  <mrow>
                    <msub>
                      <mi>F</mi>
                      <mrow>
                        <mn>2</mn>
                      </mrow>
                    </msub>
                  </mrow>
                  <mo>̲</mo>
                </munder>
                <mo stretchy="false">+</mo>
                <munder accentunder="true">
                  <mrow>
                    <munder accentunder="true">
                      <mrow>
                        <msub>
                          <mi>k</mi>
                          <mrow>
                            <mn>2</mn>
                          </mrow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row>
              <mo stretchy="false">(</mo>
              <mrow>
                <mrow>
                  <mover accent="true">
                    <mrow>
                      <munder accentunder="true">
                        <mrow>
                          <mover accent="true">
                            <mrow>
                              <msub>
                                <mi>W</mi>
                                <mrow>
                                  <mn>2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  <mo stretchy="false">̊</mo>
                  </mover>
                  <mo stretchy="false">−</mo>
                  <mover accent="true">
                    <mrow>
                      <munder accentunder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 
circle{underline{widehat{W_{1}}}} = underline{underline{h_{12}}}.( (underline{underline{k_{1}}}.circle{underline{W_{1}}}+underline{underline{k_{2}}}.circle{underline{W_{2}}}) - (underline{F_{1}}+underline{F_{2}})-underline{underline{k_{2}}}.circle{underline{Ep_{d}}}) ~ ~ ~ avec underline{underline{h_{12}}} = (underline{underline{k_{1}}}+underline{underline{k_{2}}})^{-1}
newline newline
circle{underline{widehat{W_{2}}}} = circle{underline{widehat{W_{1}}}} + circle{underline{Ep^{d}}}
newline newline 
underline{widehat{F_{1}}} = underline{F_{1}} + underline{underline{k_{1}}}.(circle{underline{widehat{W_{1}}}}-circle{underline{W_{1}}})
newline newline 
underline{widehat{F_{2}}} = underline{F_{2}} + underline{underline{k_{2}}}.(circle{underline{widehat{W_{2}}}}-circle{underline{W_{2}}})
newline</annotation>
  </semantics>
</math>
</file>

<file path=Object 44/content.xml><?xml version="1.0" encoding="utf-8"?>
<math xmlns="http://www.w3.org/1998/Math/MathML">
  <semantics>
    <mrow>
      <mrow>
        <mrow>
          <munder accentunder="true">
            <mrow>
              <munder accentunder="true">
                <mrow>
                  <msub>
                    <mi>h</mi>
                    <mrow>
                      <mn>12</mn>
                    </mrow>
                  </msub>
                </mrow>
                <mo>̲</mo>
              </munder>
            </mrow>
            <mo>̲</mo>
          </munder>
          <mo stretchy="false">=</mo>
          <msup>
            <mrow>
              <mo stretchy="false">(</mo>
              <mrow>
                <mrow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  <mo stretchy="false">+</mo>
                  <munder accentunder="true">
                    <mrow>
                      <munder accentunder="true">
                        <mrow>
                          <msub>
                            <mi>k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</mrow>
              <mo stretchy="false">)</mo>
            </mrow>
            <mrow>
              <mrow>
                <mo stretchy="false">−</mo>
                <mn>1</mn>
              </mrow>
            </mrow>
          </msup>
        </mrow>
        <mo stretchy="false">=</mo>
        <munder accentunder="true">
          <mrow>
            <munder accentunder="true">
              <mrow>
                <mi>P</mi>
              </mrow>
              <mo>̲</mo>
            </munder>
          </mrow>
          <mo>̲</mo>
        </munder>
      </mrow>
      <mn>.</mn>
      <mfenced open="[" close="]">
        <mrow>
          <mtable>
            <mtr>
              <mtd>
                <mrow>
                  <mfrac>
                    <mrow>
                      <mn>1</mn>
                    </mrow>
                    <mrow>
                      <mrow>
                        <msub>
                          <mi>k</mi>
                          <mrow>
                            <mi mathvariant="italic">n1</mi>
                          </mrow>
                        </msub>
                        <mo stretchy="false">+</mo>
                        <msub>
                          <mi>k</mi>
                          <mrow>
                            <mi mathvariant="italic">n2</mi>
                          </mrow>
                        </msub>
                      </mrow>
                    </mrow>
                  </mfrac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</mtable>
          <mtable>
            <mtr>
              <mtd>
                <mrow>
                  <mn>0</mn>
                </mrow>
              </mtd>
            </mtr>
            <mtr>
              <mtd>
                <mrow>
                  <mfrac>
                    <mrow>
                      <mn>1</mn>
                    </mrow>
                    <mrow>
                      <mrow>
                        <msub>
                          <mi>k</mi>
                          <mrow>
                            <mi mathvariant="italic">n1</mi>
                          </mrow>
                        </msub>
                        <mo stretchy="false">+</mo>
                        <msub>
                          <mi>k</mi>
                          <mrow>
                            <mi mathvariant="italic">n2</mi>
                          </mrow>
                        </msub>
                      </mrow>
                    </mrow>
                  </mfrac>
                </mrow>
              </mtd>
            </mtr>
            <mtr>
              <mtd>
                <mrow>
                  <mn>0</mn>
                </mrow>
              </mtd>
            </mtr>
          </mtable>
          <mtable>
            <mtr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</mtr>
            <mtr>
              <mtd>
                <mrow>
                  <mfrac>
                    <mrow>
                      <mn>1</mn>
                    </mrow>
                    <mrow>
                      <mrow>
                        <msub>
                          <mi>k</mi>
                          <mrow>
                            <mi mathvariant="italic">n1</mi>
                          </mrow>
                        </msub>
                        <mo stretchy="false">+</mo>
                        <msub>
                          <mi>k</mi>
                          <mrow>
                            <mi mathvariant="italic">n2</mi>
                          </mrow>
                        </msub>
                      </mrow>
                    </mrow>
                  </mfrac>
                </mrow>
              </mtd>
            </mtr>
          </mtable>
        </mrow>
      </mfenced>
      <mn>.</mn>
      <msup>
        <mrow>
          <munder accentunder="true">
            <mrow>
              <munder accentunder="true">
                <mrow>
                  <mi>P</mi>
                </mrow>
                <mo>̲</mo>
              </munder>
            </mrow>
            <mo>̲</mo>
          </munder>
        </mrow>
        <mrow>
          <mrow>
            <mo stretchy="false">−</mo>
            <mn>1</mn>
          </mrow>
        </mrow>
      </msup>
    </mrow>
    <annotation encoding="StarMath 5.0">underline{underline{h_{12}}} = (underline{underline{k_{1}}}+underline{underline{k_{2}}})^{-1} = underline{underline{P}} . left [ stack{{1}over{k_{n1} + k_{n2} } # 0 # 0} stack{0 #{1}over{k_{n1} + k_{n2} } #  0} stack{0 # 0 #{1}over{k_{n1} + k_{n2} }} right ] . {underline{underline{P}}}^{-1}</annotation>
  </semantics>
</math>
</file>

<file path=Object 45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i>f</mi>
            </mrow>
            <mn>.</mn>
            <mrow>
              <mo stretchy="false">∣</mo>
              <mrow>
                <munder accentunder="true">
                  <mrow>
                    <mover accent="true">
                      <mrow>
                        <msub>
                          <mi>F</mi>
                          <mrow>
                            <mn>1</mn>
                          </mrow>
                        </msub>
                      </mrow>
                      <mo stretchy="false">̂</mo>
                    </mover>
                  </mrow>
                  <mo>̲</mo>
                </munder>
                <mn>.</mn>
                <munder accentunder="true">
                  <mrow>
                    <msub>
                      <mi>n</mi>
                      <mrow>
                        <mn>1</mn>
                      </mrow>
                    </msub>
                  </mrow>
                  <mo>̲</mo>
                </munder>
              </mrow>
              <mo stretchy="false">∣</mo>
            </mrow>
            <mn>.</mn>
            <mfrac>
              <mrow>
                <munder accentunder="true">
                  <mrow>
                    <mi>T</mi>
                  </mrow>
                  <mo>̲</mo>
                </munder>
              </mrow>
              <mrow>
                <mrow>
                  <mo stretchy="false">∥</mo>
                  <mrow>
                    <munder accentunder="true">
                      <mrow>
                        <mi>T</mi>
                      </mrow>
                      <mo>̲</mo>
                    </munder>
                  </mrow>
                  <mo stretchy="false">∥</mo>
                </mrow>
              </mrow>
            </mfrac>
            <mi/>
            <mi mathvariant="italic">avec</mi>
            <mrow>
              <munder accentunder="true">
                <mrow>
                  <mi>T</mi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row>
                              <mi>d</mi>
                            </mrow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underline{underline{P_{t}}} . underline{widehat{F_{1}}} = f . lline underline{widehat{F_{1}}} . underline{n_{1}} rline . {underline{T}}over{ldline underline{T} rdline} ~~~ avec underline{T} = k_{t12} . ( - underline{underline{P_{t}}} . circle{underline{Ep_{d}}} + underline{underline{P_{t}}} . (circle{underline{W_{2}}} - circle{underline{W_{1}}}) - (h_{t2} . underline{underline{P_{t}}} . underline{F_{2}} - h_{t1} . underline{underline{P_{t}}} . underline{F_{1}}))
newline </annotation>
  </semantics>
</math>
</file>

<file path=Object 46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sub>
                        <mi>F</mi>
                        <mn>2</mn>
                      </msub>
                    </mrow>
                    <mo>̲</mo>
                  </munder>
                </mrow>
                <mo stretchy="false">̂</mo>
              </mover>
              <mo stretchy="false">=</mo>
              <mrow>
                <mo stretchy="false">−</mo>
                <munder accentunder="true">
                  <mrow>
                    <munder accentunder="true">
                      <mrow>
                        <msub>
                          <mi>P</mi>
                          <mi>t</mi>
                        </msub>
                      </mrow>
                      <mo>̲</mo>
                    </munder>
                  </mrow>
                  <mo>̲</mo>
                </munder>
              </mrow>
            </mrow>
            <mn>.</mn>
            <mover accent="true">
              <mrow>
                <munder accentunder="true">
                  <mrow>
                    <msub>
                      <mi>F</mi>
                      <mn>1</mn>
                    </msub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sub>
                        <mi>W</mi>
                        <mn>1</mn>
                      </msub>
                    </mrow>
                    <mo>̲</mo>
                  </munder>
                </mrow>
                <mo stretchy="false">̂</mo>
              </mover>
              <mo stretchy="false">=</mo>
              <munder accentunder="true">
                <mrow>
                  <munder accentunder="true">
                    <mrow>
                      <msub>
                        <mi>P</mi>
                        <mi>t</mi>
                      </msub>
                    </mrow>
                    <mo>̲</mo>
                  </munder>
                </mrow>
                <mo>̲</mo>
              </munder>
            </mrow>
            <mn>.</mn>
            <mrow>
              <munder accentunder="true">
                <mrow>
                  <msub>
                    <mi>W</mi>
                    <mn>1</mn>
                  </msub>
                </mrow>
                <mo>̲</mo>
              </munder>
              <mo stretchy="false">+</mo>
              <munder accentunder="true">
                <mrow>
                  <munder accentunder="true">
                    <mrow>
                      <msub>
                        <mi>h</mi>
                        <mn>1</mn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i>t</mi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over accent="true">
                    <mrow>
                      <munder accentunder="true">
                        <mrow>
                          <msub>
                            <mi>F</mi>
                            <mn>1</mn>
                          </msub>
                        </mrow>
                        <mo>̲</mo>
                      </munder>
                    </mrow>
                    <mo stretchy="false">̂</mo>
                  </mover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i>t</mi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>
                      <mi>F</mi>
                      <mn>1</mn>
                    </msub>
                  </mrow>
                  <mo>̲</mo>
                </munder>
              </mrow>
              <mo stretchy="false">)</mo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sub>
                        <mi>W</mi>
                        <mn>2</mn>
                      </msub>
                    </mrow>
                    <mo>̲</mo>
                  </munder>
                </mrow>
                <mo stretchy="false">̂</mo>
              </mover>
              <mo stretchy="false">=</mo>
              <munder accentunder="true">
                <mrow>
                  <munder accentunder="true">
                    <mrow>
                      <msub>
                        <mi>P</mi>
                        <mi>t</mi>
                      </msub>
                    </mrow>
                    <mo>̲</mo>
                  </munder>
                </mrow>
                <mo>̲</mo>
              </munder>
            </mrow>
            <mn>.</mn>
            <mrow>
              <munder accentunder="true">
                <mrow>
                  <msub>
                    <mi>W</mi>
                    <mn>2</mn>
                  </msub>
                </mrow>
                <mo>̲</mo>
              </munder>
              <mo stretchy="false">+</mo>
              <munder accentunder="true">
                <mrow>
                  <munder accentunder="true">
                    <mrow>
                      <msub>
                        <mi>h</mi>
                        <mn>2</mn>
                      </msub>
                    </mrow>
                    <mo>̲</mo>
                  </munder>
                </mrow>
                <mo>̲</mo>
              </munder>
            </mrow>
            <mn>.</mn>
            <mrow>
              <mo stretchy="false">(</mo>
              <mrow>
                <munder accentunder="true">
                  <mrow>
                    <munder accentunder="true">
                      <mrow>
                        <msub>
                          <mi>P</mi>
                          <mi>t</mi>
                        </msub>
                      </mrow>
                      <mo>̲</mo>
                    </munder>
                  </mrow>
                  <mo>̲</mo>
                </munder>
                <mn>.</mn>
                <mrow>
                  <mover accent="true">
                    <mrow>
                      <munder accentunder="true">
                        <mrow>
                          <msub>
                            <mi>F</mi>
                            <mn>2</mn>
                          </msub>
                        </mrow>
                        <mo>̲</mo>
                      </munder>
                    </mrow>
                    <mo stretchy="false">̂</mo>
                  </mover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i>t</mi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>
                      <mi>F</mi>
                      <mn>2</mn>
                    </msub>
                  </mrow>
                  <mo>̲</mo>
                </munder>
              </mrow>
              <mo stretchy="false">)</mo>
            </mrow>
          </mrow>
        </mtd>
      </mtr>
      <mtr>
        <mtd>
          <mrow/>
        </mtd>
      </mtr>
    </mtable>
    <annotation encoding="StarMath 5.0">newline
underline{underline{P_t}} . widehat{underline{F_2}} = - underline{underline{P_t}} . widehat{underline{F_1}}
newline newline
underline{underline{P_t}} . widehat{underline{W_1}} = underline{underline{P_t}} . underline{W_1} + underline{underline{h_1}} . (underline{underline{P_t}} . widehat{underline{F_1}} - underline{underline{P_t}} . underline{F_1})
newline newline
underline{underline{P_t}} . widehat{underline{W_2}} = underline{underline{P_t}} . underline{W_2} + underline{underline{h_2}} . (underline{underline{P_t}} . widehat{underline{F_2}} - underline{underline{P_t}} . underline{F_2})
newline </annotation>
  </semantics>
</math>
</file>

<file path=Object 47/content.xml><?xml version="1.0" encoding="utf-8"?>
<math xmlns="http://www.w3.org/1998/Math/MathML">
  <semantics>
    <mtable>
      <mtr>
        <mtd>
          <mrow/>
        </mtd>
      </mtr>
      <mtr>
        <mtd>
          <mrow>
            <mo stretchy="false">∃</mo>
            <mrow>
              <mi>a</mi>
              <mo stretchy="false">≥</mo>
              <mn>0</mn>
            </mrow>
            <mrow>
              <mi/>
              <mo stretchy="false">/</mo>
              <mi/>
            </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row>
                <mo stretchy="false">(</mo>
                <mrow>
                  <mrow>
                    <mrow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2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  <mo stretchy="false">−</mo>
                      <mover accent="true">
                        <mrow>
                          <mover accent="true">
                            <mrow>
                              <munder accentunder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>̲</mo>
                              </munder>
                            </mrow>
                            <mo stretchy="false">̂</mo>
                          </mover>
                        </mrow>
                        <mo stretchy="false">̊</mo>
                      </mover>
                    </mrow>
                    <mo stretchy="false">−</mo>
                    <munder accentunder="true">
                      <mrow>
                        <mover accent="true">
                          <mrow>
                            <msub>
                              <mi mathvariant="italic">Ep</mi>
                              <mrow>
                                <mi>d</mi>
                              </mrow>
                            </msub>
                          </mrow>
                          <mo stretchy="false">̊</mo>
                        </mover>
                      </mrow>
                      <mo>̲</mo>
                    </munder>
                  </mrow>
                </mrow>
                <mo stretchy="false">)</mo>
              </mrow>
              <mo stretchy="false">=</mo>
              <mi>a</mi>
            </mrow>
            <mn>.</mn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over accent="true">
              <mrow>
                <munder accentunder="true">
                  <mrow>
                    <mi>F</mi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</mtable>
    <annotation encoding="StarMath 5.0">newline 
exists a &gt;= 0 ~ / ~ underline{underline{P_{t}}} . (circle{widehat{underline{W_{2}}}} - circle{widehat{underline{W_{1}}}} - underline{circle{Ep_{d}}}) = a . underline{underline{P_t}} . widehat{underline{F}}
newline </annotation>
  </semantics>
</math>
</file>

<file path=Object 48/content.xml><?xml version="1.0" encoding="utf-8"?>
<math xmlns="http://www.w3.org/1998/Math/MathML">
  <semantics>
    <mtable>
      <mtr>
        <mtd>
          <mrow/>
        </mtd>
      </mtr>
      <mtr>
        <mtd>
          <mrow>
            <mo stretchy="false">∃</mo>
            <mrow>
              <mi>a</mi>
              <mo stretchy="false">≥</mo>
              <mn>0</mn>
            </mrow>
            <mrow>
              <mi/>
              <mo stretchy="false">/</mo>
              <mi/>
            </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row>
                <mo stretchy="false">(</mo>
                <mrow>
                  <mrow>
                    <mrow>
                      <mrow>
                        <mover accent="true"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2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̂</mo>
                            </mov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over accent="true">
                              <mrow>
                                <munder accentunder="true">
                                  <mrow>
                                    <msub>
                                      <mi>W</mi>
                                      <mrow>
                                        <mn>1</mn>
                                      </mrow>
                                    </msub>
                                  </mrow>
                                  <mo>̲</mo>
                                </munder>
                              </mrow>
                              <mo stretchy="false">̂</mo>
                            </mover>
                          </mrow>
                          <mo stretchy="false">̊</mo>
                        </mover>
                      </mrow>
                      <mo stretchy="false">−</mo>
                      <munder accentunder="true">
                        <mrow>
                          <mover accent="true">
                            <mrow>
                              <msub>
                                <mi mathvariant="italic">Ep</mi>
                                <mrow>
                                  <mi>d</mi>
                                </mrow>
                              </msub>
                            </mrow>
                            <mo stretchy="false">̊</mo>
                          </mover>
                        </mrow>
                        <mo>̲</mo>
                      </munder>
                    </mrow>
                    <mo stretchy="false">−</mo>
                    <munder accentunder="true">
                      <mrow>
                        <mover accent="true">
                          <mrow>
                            <msub>
                              <mi mathvariant="italic">Ep</mi>
                              <mrow>
                                <mi mathvariant="italic">elas</mi>
                              </mrow>
                            </msub>
                          </mrow>
                          <mo stretchy="false">̊</mo>
                        </mover>
                      </mrow>
                      <mo>̲</mo>
                    </munder>
                  </mrow>
                </mrow>
                <mo stretchy="false">)</mo>
              </mrow>
              <mo stretchy="false">=</mo>
              <mi>a</mi>
            </mrow>
            <mn>.</mn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over accent="true">
              <mrow>
                <munder accentunder="true">
                  <mrow>
                    <mi>F</mi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</mtable>
    <annotation encoding="StarMath 5.0">newline 
exists a &gt;= 0 ~ / ~ underline{underline{P_{t}}} . (circle{widehat{underline{W_{2}}}} - circle{widehat{underline{W_{1}}}} - underline{circle{Ep_{d}}} - underline{circle{Ep_{elas}}}) = a . underline{underline{P_t}} . widehat{underline{F}}
newline </annotation>
  </semantics>
</math>
</file>

<file path=Object 49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ver accent="true">
                <mrow>
                  <munder accentunder="true">
                    <mrow>
                      <msub>
                        <mi>F</mi>
                        <mn>1</mn>
                      </msub>
                    </mrow>
                    <mo>̲</mo>
                  </munder>
                </mrow>
                <mo stretchy="false">̂</mo>
              </mover>
              <mo stretchy="false">=</mo>
              <munder accentunder="true">
                <mrow>
                  <munder accentunder="true">
                    <mrow>
                      <mi>K</mi>
                    </mrow>
                    <mo>̲</mo>
                  </munder>
                </mrow>
                <mo>̲</mo>
              </munder>
            </mrow>
            <mn>.</mn>
            <munder accentunder="true">
              <mrow>
                <msub>
                  <mi mathvariant="italic">Ep</mi>
                  <mrow>
                    <mi mathvariant="italic">elas</mi>
                  </mrow>
                </msub>
              </mrow>
              <mo>̲</mo>
            </munder>
            <mi/>
            <mo stretchy="false">⇔</mo>
            <mi/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sup>
                <mrow>
                  <munder accentunder="true">
                    <mrow>
                      <munder accentunder="true">
                        <mrow>
                          <mi>K</mi>
                        </mrow>
                        <mo>̲</mo>
                      </munder>
                    </mrow>
                    <mo>̲</mo>
                  </munder>
                </mrow>
                <mrow>
                  <mrow>
                    <mo stretchy="false">−</mo>
                    <mn>1</mn>
                  </mrow>
                </mrow>
              </msup>
            </mrow>
            <mn>.</mn>
            <mover accent="true">
              <mrow>
                <munder accentunder="true">
                  <mrow>
                    <msub>
                      <mi>F</mi>
                      <mn>1</mn>
                    </msub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</mtable>
    <annotation encoding="StarMath 5.0">newline 
widehat{underline{F_1}} = underline{underline{K}} . underline{Ep_{elas}} ~ dlrarrow ~ underline{Ep_{elas}} = {underline{underline{K}}}^{-1} . widehat{underline{F_1}}
newline </annotation>
  </semantics>
</math>
</file>

<file path=Object 5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over accent="true">
                  <mrow>
                    <mi>W</mi>
                  </mrow>
                  <mo stretchy="false">̊</mo>
                </mover>
              </mrow>
              <mo stretchy="false">)</mo>
            </mrow>
            <mi/>
            <mi mathvariant="normal">:</mi>
            <mi/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over accent="true">
                  <mrow>
                    <munder accentunder="true">
                      <mrow>
                        <mover accent="true">
                          <mrow>
                            <msub>
                              <mi>W</mi>
                              <mrow>
                                <mn>1</mn>
                              </mrow>
                            </msub>
                          </mrow>
                          <mo stretchy="false">̂</mo>
                        </mover>
                      </mrow>
                      <mo>̲</mo>
                    </munder>
                  </mrow>
                  <mo stretchy="false">̊</mo>
                </mover>
                <mo stretchy="false">+</mo>
                <mover accent="true">
                  <mrow>
                    <munder accentunder="true">
                      <mrow>
                        <msub>
                          <mi mathvariant="italic">Ep</mi>
                          <mrow>
                            <mi>d</mi>
                          </mrow>
                        </msub>
                      </mrow>
                      <mo>̲</mo>
                    </munder>
                  </mrow>
                  <mo stretchy="false">̊</mo>
                </mover>
              </mrow>
            </mrow>
          </mrow>
        </mtd>
      </mtr>
      <mtr>
        <mtd>
          <mrow/>
        </mtd>
      </mtr>
    </mtable>
    <annotation encoding="StarMath 5.0">newline
(circle{W}) ~ : ~ circle{underline{widehat{W_{2}}}} = circle{underline{widehat{W_{1}}}} + circle{underline{Ep_{d}}}
newline</annotation>
  </semantics>
</math>
</file>

<file path=Object 50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 mathvariant="italic">elas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frac>
                    <mrow>
                      <mrow>
                        <mo stretchy="false">(</mo>
                        <mrow>
                          <mrow>
                            <munder accentunder="true">
                              <mrow>
                                <msub>
                                  <mi mathvariant="italic">Ep</mi>
                                  <mrow>
                                    <mi mathvariant="italic">elas</mi>
                                  </mrow>
                                </msub>
                              </mrow>
                              <mo>̲</mo>
                            </munder>
                            <mo stretchy="false">−</mo>
                            <munder accentunder="true">
                              <mrow>
                                <msubsup>
                                  <mi mathvariant="italic">Ep</mi>
                                  <mrow>
                                    <mi mathvariant="italic">elas</mi>
                                  </mrow>
                                  <mrow>
                                    <mi mathvariant="italic">old</mi>
                                  </mrow>
                                </msubsup>
                              </mrow>
                              <mo>̲</mo>
                            </munder>
                          </mrow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+</mo>
              <mfrac>
                <mrow>
                  <msub>
                    <mi>k</mi>
                    <mn>12</mn>
                  </msub>
                </mrow>
                <mrow>
                  <mi mathvariant="italic">dt</mi>
                </mrow>
              </mfrac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1 + k_12 . a) . underline{underline{P_{t}}} . underline{widehat{F_{1}}} = k_{t12} . ( - underline{underline{P_{t}}} . circle{underline{Ep_d}} - underline{underline{P_{t}}} . circle{underline{Ep_elas}} + underline{underline{P_{t}}} . (circle{underline{W_{2}}} - circle{underline{W_{1}}}) - (h_{t2} . underline{underline{P_{t}}} . underline{F_{2}} - h_{t1} . underline{underline{P_{t}}} . underline{F_{1}}))
newline newline
(1 + k_12 . a) . underline{underline{P_{t}}} . underline{widehat{F_{1}}} = k_{t12} . ( - underline{underline{P_{t}}} . circle{underline{Ep_d}} - underline{underline{P_{t}}} . {(underline{Ep_{elas}} - underline{Ep_{elas}^{old}})}over{dt} + underline{underline{P_{t}}} . (circle{underline{W_{2}}} - circle{underline{W_{1}}}) - (h_{t2} . underline{underline{P_{t}}} . underline{F_{2}} - h_{t1} . underline{underline{P_{t}}} . underline{F_{1}}))
newline newline
(1 + k_12 . a) . underline{underline{P_{t}}} . underline{widehat{F_{1}}} + {k_12} over {dt} . underline{underline{P_{t}}} . underline{Ep_{elas}} = k_{t12}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</annotation>
  </semantics>
</math>
</file>

<file path=Object 51/content.xml><?xml version="1.0" encoding="utf-8"?>
<math xmlns="http://www.w3.org/1998/Math/MathML">
  <semantics>
    <mtable>
      <mtr>
        <mtd>
          <mrow/>
        </mtd>
      </mtr>
      <mtr>
        <mtd>
          <mrow>
            <mrow>
              <mo stretchy="false">(</mo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i>a</mi>
              </mrow>
              <mo stretchy="false">)</mo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+</mo>
              <mfrac>
                <mrow>
                  <msub>
                    <mi>k</mi>
                    <mn>12</mn>
                  </msub>
                </mrow>
                <mrow>
                  <mi mathvariant="italic">dt</mi>
                </mrow>
              </mfrac>
            </mrow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sup>
              <mrow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fenced open="(" close=")">
              <mrow>
                <mrow>
                  <mn>1</mn>
                  <mo stretchy="false">+</mo>
                  <msub>
                    <mi>k</mi>
                    <mn>12</mn>
                  </msub>
                </mrow>
                <mn>.</mn>
                <mrow>
                  <mi>a</mi>
                  <mo stretchy="false">+</mo>
                  <mfrac>
                    <mrow>
                      <msub>
                        <mi>k</mi>
                        <mn>12</mn>
                      </msub>
                    </mrow>
                    <mrow>
                      <msub>
                        <mi>K</mi>
                        <mi>t</mi>
                      </msub>
                      <mn>.</mn>
                      <mi mathvariant="italic">dt</mi>
                    </mrow>
                  </mfrac>
                </mrow>
              </mrow>
            </mfenced>
            <mn>.</mn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sub>
                <mi>k</mi>
                <mrow>
                  <mi mathvariant="italic">t12</mi>
                </mrow>
              </msub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row>
                        <mi>t</mi>
                      </mrow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over accent="true">
                    <mrow>
                      <msub>
                        <mi>F</mi>
                        <mrow>
                          <mn>1</mn>
                        </mrow>
                      </msub>
                    </mrow>
                    <mo stretchy="false">̂</mo>
                  </mover>
                </mrow>
                <mo>̲</mo>
              </munder>
              <mo stretchy="false">=</mo>
              <mfrac>
                <msub>
                  <mi>k</mi>
                  <mrow>
                    <mi mathvariant="italic">t12</mi>
                  </mrow>
                </msub>
                <mfenced open="(" close=")">
                  <mrow>
                    <mrow>
                      <mn>1</mn>
                      <mo stretchy="false">+</mo>
                      <msub>
                        <mi>k</mi>
                        <mn>12</mn>
                      </msub>
                    </mrow>
                    <mn>.</mn>
                    <mrow>
                      <mi>a</mi>
                      <mo stretchy="false">+</mo>
                      <mfrac>
                        <mrow>
                          <msub>
                            <mi>k</mi>
                            <mn>12</mn>
                          </msub>
                        </mrow>
                        <mrow>
                          <msub>
                            <mi>K</mi>
                            <mi>t</mi>
                          </msub>
                          <mn>.</mn>
                          <mi mathvariant="italic">dt</mi>
                        </mrow>
                      </mfrac>
                    </mrow>
                  </mrow>
                </mfenced>
              </mfrac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
(1 + k_12 . a) . underline{underline{P_{t}}} . underline{widehat{F_{1}}} + {k_12} over {dt} . underline{underline{P_{t}}} . {underline{underline{K}}}^{-1} . underline{widehat{F_{1}}} = k_{t12}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newline
left (1 + k_12 . a + {k_12} over {K_t . dt} right ) . underline{underline{P_{t}}} . underline{widehat{F_{1}}} = k_{t12}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newline
underline{underline{P_{t}}} . underline{widehat{F_{1}}} = k_{t12} over left (1 + k_12 . a + {k_12} over {K_t . dt} right )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</annotation>
  </semantics>
</math>
</file>

<file path=Object 52/content.xml><?xml version="1.0" encoding="utf-8"?>
<math xmlns="http://www.w3.org/1998/Math/MathML">
  <semantics>
    <mtable>
      <mtr>
        <mtd>
          <mrow/>
        </mtd>
      </mtr>
      <mtr>
        <mtd>
          <mrow>
            <mrow>
              <munder accentunder="true">
                <mrow>
                  <mi>T</mi>
                </mrow>
                <mo>̲</mo>
              </munder>
              <mo stretchy="false">=</mo>
              <mfrac>
                <msub>
                  <mi>k</mi>
                  <mn>12</mn>
                </msub>
                <mfenced open="(" close=")">
                  <mrow>
                    <mrow>
                      <mn>1</mn>
                      <mo stretchy="false">+</mo>
                      <mfrac>
                        <mrow>
                          <msub>
                            <mi>k</mi>
                            <mn>12</mn>
                          </msub>
                        </mrow>
                        <mrow>
                          <msub>
                            <mi>K</mi>
                            <mi>t</mi>
                          </msub>
                          <mn>.</mn>
                          <mi mathvariant="italic">dt</mi>
                        </mrow>
                      </mfrac>
                    </mrow>
                  </mrow>
                </mfenced>
              </mfrac>
            </mrow>
            <mn>.</mn>
            <mrow>
              <mo stretchy="false">(</mo>
              <mrow>
                <mrow>
                  <mo stretchy="false">−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over accent="true">
                    <mrow>
                      <munder accentunder="true">
                        <mrow>
                          <msub>
                            <mi mathvariant="italic">Ep</mi>
                            <mi>d</mi>
                          </msub>
                        </mrow>
                        <mo>̲</mo>
                      </munder>
                    </mrow>
                    <mo stretchy="false">̊</mo>
                  </mover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under accentunder="true">
                  <mrow>
                    <msubsup>
                      <mi mathvariant="italic">Ep</mi>
                      <mrow>
                        <mi mathvariant="italic">elas</mi>
                      </mrow>
                      <mrow>
                        <mi mathvariant="italic">old</mi>
                      </mrow>
                    </msubsup>
                  </mrow>
                  <mo>̲</mo>
                </munder>
                <mn>.</mn>
                <mrow>
                  <mfrac>
                    <mrow>
                      <mn>1</mn>
                    </mrow>
                    <mrow>
                      <mi mathvariant="italic">dt</mi>
                    </mrow>
                  </mfrac>
                  <mo stretchy="false">+</mo>
                  <munder accentunder="true">
                    <mrow>
                      <munder accentunder="true">
                        <mrow>
                          <msub>
                            <mi>P</mi>
                            <mrow>
                              <mi>t</mi>
                            </mrow>
                          </msub>
                        </mrow>
                        <mo>̲</mo>
                      </munder>
                    </mrow>
                    <mo>̲</mo>
                  </munder>
                </mrow>
                <mn>.</mn>
                <mrow>
                  <mrow>
                    <mo stretchy="false">(</mo>
                    <mrow>
                      <mrow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  <mo stretchy="false">−</mo>
                        <mover accent="true">
                          <mrow>
                            <munder accentunder="true">
                              <mrow>
                                <msub>
                                  <mi>W</mi>
                                  <mrow>
                                    <mn>1</mn>
                                  </mrow>
                                </msub>
                              </mrow>
                              <mo>̲</mo>
                            </munder>
                          </mrow>
                          <mo stretchy="false">̊</mo>
                        </mov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sub>
                        <mi>h</mi>
                        <mrow>
                          <mi mathvariant="italic">t2</mi>
                        </mrow>
                      </msub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row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  <mo stretchy="false">−</mo>
                        <msub>
                          <mi>h</mi>
                          <mrow>
                            <mi mathvariant="italic">t1</mi>
                          </mrow>
                        </msub>
                      </mrow>
                      <mn>.</mn>
                      <munder accentunder="true">
                        <mrow>
                          <munder accentunder="true">
                            <mrow>
                              <msub>
                                <mi>P</mi>
                                <mrow>
                                  <mi>t</mi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  <mn>.</mn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</mrow>
                    <mo stretchy="false">)</mo>
                  </mrow>
                </mrow>
              </mrow>
              <mo stretchy="false">)</mo>
            </mrow>
          </mrow>
        </mtd>
      </mtr>
      <mtr>
        <mtd>
          <mrow/>
        </mtd>
      </mtr>
    </mtable>
    <annotation encoding="StarMath 5.0">newline 
underline{T} = k_12 over left (1 + {k_12} over {K_t . dt} right ) . ( - underline{underline{P_{t}}} . circle{underline{Ep_d}} + underline{underline{P_{t}}} . underline{Ep_{elas}^{old}} . {1}over{dt} + underline{underline{P_{t}}} . (circle{underline{W_{2}}} - circle{underline{W_{1}}}) - (h_{t2} . underline{underline{P_{t}}} . underline{F_{2}} - h_{t1} . underline{underline{P_{t}}} . underline{F_{1}}))
newline </annotation>
  </semantics>
</math>
</file>

<file path=Object 53/content.xml><?xml version="1.0" encoding="utf-8"?>
<math xmlns="http://www.w3.org/1998/Math/MathML">
  <semantics>
    <mtable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P</mi>
                      <mi>t</mi>
                    </msub>
                  </mrow>
                  <mo>̲</mo>
                </munder>
              </mrow>
              <mo>̲</mo>
            </munder>
            <mn>.</mn>
            <mrow>
              <munder accentunder="true">
                <mrow>
                  <msub>
                    <mi mathvariant="italic">Ep</mi>
                    <mrow>
                      <mi mathvariant="italic">elas</mi>
                    </mrow>
                  </msub>
                </mrow>
                <mo>̲</mo>
              </munder>
              <mo stretchy="false">=</mo>
              <munder accentunder="true">
                <mrow>
                  <munder accentunder="true">
                    <mrow>
                      <msub>
                        <mi>P</mi>
                        <mi>t</mi>
                      </msub>
                    </mrow>
                    <mo>̲</mo>
                  </munder>
                </mrow>
                <mo>̲</mo>
              </munder>
            </mrow>
            <mn>.</mn>
            <msup>
              <mrow>
                <munder accentunder="true">
                  <mrow>
                    <munder accentunder="true">
                      <mrow>
                        <mi>K</mi>
                      </mrow>
                      <mo>̲</mo>
                    </munder>
                  </mrow>
                  <mo>̲</mo>
                </munder>
              </mrow>
              <mrow>
                <mrow>
                  <mo stretchy="false">−</mo>
                  <mn>1</mn>
                </mrow>
              </mrow>
            </msup>
            <mn>.</mn>
            <mover accent="true">
              <mrow>
                <munder accentunder="true">
                  <mrow>
                    <msub>
                      <mi>F</mi>
                      <mn>1</mn>
                    </msub>
                  </mrow>
                  <mo>̲</mo>
                </munder>
              </mrow>
              <mo stretchy="false">̂</mo>
            </mover>
          </mrow>
        </mtd>
      </mtr>
      <mtr>
        <mtd>
          <mrow/>
        </mtd>
      </mtr>
    </mtable>
    <annotation encoding="StarMath 5.0">newline 
underline{underline{P_t}} . underline{Ep_{elas}} = underline{underline{P_t}} . {underline{underline{K}}}^{-1} . widehat{underline{F_1}}
newline </annotation>
  </semantics>
</math>
</file>

<file path=Object 6/content.xml><?xml version="1.0" encoding="utf-8"?>
<math xmlns="http://www.w3.org/1998/Math/MathML">
  <semantics>
    <mtable>
      <mtr>
        <mtd>
          <mrow/>
        </mtd>
      </mtr>
      <mtr>
        <mtd>
          <mrow>
            <mrow>
              <mrow>
                <mrow>
                  <mo stretchy="false">(</mo>
                  <mrow>
                    <mrow>
                      <munder accentunder="true">
                        <mrow>
                          <mover accent="true">
                            <mrow>
                              <msub>
                                <mi>F</mi>
                                <mrow>
                                  <mn>1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  <mo stretchy="false">+</mo>
                      <munder accentunder="true">
                        <mrow>
                          <mover accent="true">
                            <mrow>
                              <msub>
                                <mi>F</mi>
                                <mrow>
                                  <mn>2</mn>
                                </mrow>
                              </msub>
                            </mrow>
                            <mo stretchy="false">̂</mo>
                          </mover>
                        </mrow>
                        <mo>̲</mo>
                      </munder>
                    </mrow>
                  </mrow>
                  <mo stretchy="false">)</mo>
                </mrow>
                <mo stretchy="false">−</mo>
                <mrow>
                  <mo stretchy="false">(</mo>
                  <mrow>
                    <mrow>
                      <munder accentunder="true">
                        <mrow>
                          <msub>
                            <mi>F</mi>
                            <mrow>
                              <mn>1</mn>
                            </mrow>
                          </msub>
                        </mrow>
                        <mo>̲</mo>
                      </munder>
                      <mo stretchy="false">+</mo>
                      <munder accentunder="true">
                        <mrow>
                          <msub>
                            <mi>F</mi>
                            <mrow>
                              <mn>2</mn>
                            </mrow>
                          </msub>
                        </mrow>
                        <mo>̲</mo>
                      </munder>
                    </mrow>
                  </mrow>
                  <mo stretchy="false">)</mo>
                </mrow>
              </mrow>
              <mo stretchy="false">=</mo>
              <mrow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over accent="true">
                        <mrow>
                          <munder accentunder="true">
                            <mrow>
                              <mover accent="true">
                                <mrow>
                                  <msub>
                                    <mi>W</mi>
                                    <mrow>
                                      <mn>1</mn>
                                    </mrow>
                                  </msub>
                                </mrow>
                                <mo stretchy="false">̂</mo>
                              </mover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over accent="true"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W</mi>
                                  <mrow>
                                    <mn>2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)</mo>
                </mrow>
                <mo stretchy="false">−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over accent="true">
                      <mrow>
                        <munder accentunder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under accentunder="true">
              <mrow>
                <munder accentunder="true">
                  <mrow>
                    <msub>
                      <mi>k</mi>
                      <mrow>
                        <mn>1</mn>
                      </mrow>
                    </msub>
                  </mrow>
                  <mo>̲</mo>
                </munder>
              </mrow>
              <mo>̲</mo>
            </munder>
            <mn>.</mn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1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+</mo>
              <munder accentunder="true">
                <mrow>
                  <munder accentunder="true">
                    <mrow>
                      <msub>
                        <mi>k</mi>
                        <mrow>
                          <mn>2</mn>
                        </mrow>
                      </msub>
                    </mrow>
                    <mo>̲</mo>
                  </munder>
                </mrow>
                <mo>̲</mo>
              </munder>
            </mrow>
            <mn>.</mn>
            <mrow>
              <mover accent="true">
                <mrow>
                  <munder accentunder="true">
                    <mrow>
                      <mover accent="true">
                        <mrow>
                          <msub>
                            <mi>W</mi>
                            <mrow>
                              <mn>2</mn>
                            </mrow>
                          </msub>
                        </mrow>
                        <mo stretchy="false">̂</mo>
                      </mover>
                    </mrow>
                    <mo>̲</mo>
                  </munder>
                </mrow>
                <mo stretchy="false">̊</mo>
              </mover>
              <mo stretchy="false">=</mo>
              <mrow>
                <mrow>
                  <mrow>
                    <mo stretchy="false">(</mo>
                    <mrow>
                      <mrow>
                        <munder accentunder="true">
                          <mrow>
                            <mover accent="true">
                              <mrow>
                                <msub>
                                  <mi>F</mi>
                                  <mrow>
                                    <mn>1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  <mo stretchy="false">+</mo>
                        <munder accentunder="true">
                          <mrow>
                            <mover accent="true">
                              <mrow>
                                <msub>
                                  <mi>F</mi>
                                  <mrow>
                                    <mn>2</mn>
                                  </mrow>
                                </msub>
                              </mrow>
                              <mo stretchy="false">̂</mo>
                            </mover>
                          </mrow>
                          <mo>̲</mo>
                        </munder>
                      </mrow>
                    </mrow>
                    <mo stretchy="false">)</mo>
                  </mrow>
                  <mo stretchy="false">−</mo>
                  <mrow>
                    <mo stretchy="false">(</mo>
                    <mrow>
                      <mrow>
                        <munder accentunder="true">
                          <mrow>
                            <msub>
                              <mi>F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  <mo stretchy="false">+</mo>
                        <munder accentunder="true">
                          <mrow>
                            <msub>
                              <mi>F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under accentunder="true">
                      <mrow>
                        <munder accentunder="true">
                          <mrow>
                            <msub>
                              <mi>k</mi>
                              <mrow>
                                <mn>1</mn>
                              </mrow>
                            </msub>
                          </mrow>
                          <mo>̲</mo>
                        </munder>
                      </mrow>
                      <mo>̲</mo>
                    </munder>
                    <mn>.</mn>
                    <mrow>
                      <mover accent="true">
                        <mrow>
                          <munder accentunder="true">
                            <mrow>
                              <msub>
                                <mi>W</mi>
                                <mrow>
                                  <mn>1</mn>
                                </mrow>
                              </msub>
                            </mrow>
                            <mo>̲</mo>
                          </munder>
                        </mrow>
                        <mo stretchy="false">̊</mo>
                      </mover>
                      <mo stretchy="false">+</mo>
                      <munder accentunder="true">
                        <mrow>
                          <munder accentunder="true">
                            <mrow>
                              <msub>
                                <mi>k</mi>
                                <mrow>
                                  <mn>2</mn>
                                </mrow>
                              </msub>
                            </mrow>
                            <mo>̲</mo>
                          </munder>
                        </mrow>
                        <mo>̲</mo>
                      </munder>
                    </mrow>
                    <mn>.</mn>
                    <mover accent="true">
                      <mrow>
                        <munder accentunder="true">
                          <mrow>
                            <msub>
                              <mi>W</mi>
                              <mrow>
                                <mn>2</mn>
                              </mrow>
                            </msub>
                          </mrow>
                          <mo>̲</mo>
                        </munder>
                      </mrow>
                      <mo stretchy="false">̊</mo>
                    </mover>
                  </mrow>
                  <mo stretchy="false">)</mo>
                </mrow>
              </mrow>
            </mrow>
          </mrow>
        </mtd>
      </mtr>
      <mtr>
        <mtd>
          <mrow/>
        </mtd>
      </mtr>
    </mtable>
    <annotation encoding="StarMath 5.0">newline
(underline{widehat{F_{1}}}+underline{widehat{F_{2}}})-(underline{F_{1}}+underline{F_{2}}) = (underline{underline{k_{1}}}.circle{underline{widehat{W_{1}}}}+underline{underline{k_{2}}}.circle{underline{widehat{W_{2}}}}) - (underline{underline{k_{1}}}.circle{underline{W_{1}}}+underline{underline{k_{2}}}.circle{underline{W_{2}}})
newline newline
underline{underline{k_{1}}}.circle{underline{widehat{W_{1}}}}+underline{underline{k_{2}}}.circle{underline{widehat{W_{2}}}} = (underline{widehat{F_{1}}}+underline{widehat{F_{2}}})-(underline{F_{1}}+underline{F_{2}}) +  (underline{underline{k_{1}}}.circle{underline{W_{1}}}+underline{underline{k_{2}}}.circle{underline{W_{2}}})
newline</annotation>
  </semantics>
</math>
</file>

<file path=Object 7/content.xml><?xml version="1.0" encoding="utf-8"?>
<math xmlns="http://www.w3.org/1998/Math/MathML">
  <semantics>
    <mrow>
      <mrow>
        <mo stretchy="false">(</mo>
        <mrow>
          <mi>F</mi>
        </mrow>
        <mo stretchy="false">)</mo>
      </mrow>
    </mrow>
    <annotation encoding="StarMath 5.0">(F)</annotation>
  </semantics>
</math>
</file>

<file path=Object 8/content.xml><?xml version="1.0" encoding="utf-8"?>
<math xmlns="http://www.w3.org/1998/Math/MathML">
  <semantics>
    <mrow>
      <mrow>
        <mo stretchy="false">(</mo>
        <mrow>
          <mover accent="true">
            <mrow>
              <mi>W</mi>
            </mrow>
            <mo stretchy="false">̊</mo>
          </mover>
        </mrow>
        <mo stretchy="false">)</mo>
      </mrow>
    </mrow>
    <annotation encoding="StarMath 5.0">(circle{W})</annotation>
  </semantics>
</math>
</file>

<file path=Object 9/content.xml><?xml version="1.0" encoding="utf-8"?>
<math xmlns="http://www.w3.org/1998/Math/MathML">
  <semantics>
    <mrow>
      <mrow>
        <mo stretchy="false">(</mo>
        <mrow>
          <mi>W</mi>
        </mrow>
        <mo stretchy="false">)</mo>
      </mrow>
    </mrow>
    <annotation encoding="StarMath 5.0">(W)</annotation>
  </semantics>
</math>
</file>